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.475cm" svg:height="10.757cm" svg:x="4.626cm" svg:y="2.816cm">
            <draw:object draw:notify-on-update-of-ranges="Sheet1.A8:Sheet1.A167 Sheet1.B7:Sheet1.B7 Sheet1.B8:Sheet1.B1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[.A8])" office:value-type="float" office:value="0" calcext:value-type="float">
            <text:p>0</text:p>
          </table:table-cell>
        </table:table-row>
        <table:table-row table:style-name="ro1">
          <table:table-cell table:formula="of:=[.A8]+([.$B$4])/180*PI()" office:value-type="float" office:value="0.0872664625997165" calcext:value-type="float">
            <text:p>0.0872664625997165</text:p>
          </table:table-cell>
          <table:table-cell table:formula="of:=SIN([.A9])" office:value-type="float" office:value="0.0871557427476582" calcext:value-type="float">
            <text:p>0.0871557427476582</text:p>
          </table:table-cell>
        </table:table-row>
        <table:table-row table:style-name="ro1">
          <table:table-cell table:formula="of:=[.A9]+([.$B$4])/180*PI()" office:value-type="float" office:value="0.174532925199433" calcext:value-type="float">
            <text:p>0.174532925199433</text:p>
          </table:table-cell>
          <table:table-cell table:formula="of:=SIN([.A10])" office:value-type="float" office:value="0.17364817766693" calcext:value-type="float">
            <text:p>0.17364817766693</text:p>
          </table:table-cell>
        </table:table-row>
        <table:table-row table:style-name="ro1">
          <table:table-cell table:formula="of:=[.A10]+([.$B$4])/180*PI()" office:value-type="float" office:value="0.261799387799149" calcext:value-type="float">
            <text:p>0.261799387799149</text:p>
          </table:table-cell>
          <table:table-cell table:formula="of:=SIN([.A11])" office:value-type="float" office:value="0.258819045102521" calcext:value-type="float">
            <text:p>0.258819045102521</text:p>
          </table:table-cell>
        </table:table-row>
        <table:table-row table:style-name="ro1">
          <table:table-cell table:formula="of:=[.A11]+([.$B$4])/180*PI()" office:value-type="float" office:value="0.349065850398866" calcext:value-type="float">
            <text:p>0.349065850398866</text:p>
          </table:table-cell>
          <table:table-cell table:formula="of:=SIN([.A12])" office:value-type="float" office:value="0.342020143325669" calcext:value-type="float">
            <text:p>0.342020143325669</text:p>
          </table:table-cell>
        </table:table-row>
        <table:table-row table:style-name="ro1">
          <table:table-cell table:formula="of:=[.A12]+([.$B$4])/180*PI()" office:value-type="float" office:value="0.436332312998582" calcext:value-type="float">
            <text:p>0.436332312998582</text:p>
          </table:table-cell>
          <table:table-cell table:formula="of:=SIN([.A13])" office:value-type="float" office:value="0.422618261740699" calcext:value-type="float">
            <text:p>0.422618261740699</text:p>
          </table:table-cell>
        </table:table-row>
        <table:table-row table:style-name="ro1">
          <table:table-cell table:formula="of:=[.A13]+([.$B$4])/180*PI()" office:value-type="float" office:value="0.523598775598299" calcext:value-type="float">
            <text:p>0.523598775598299</text:p>
          </table:table-cell>
          <table:table-cell table:formula="of:=SIN([.A14])" office:value-type="float" office:value="0.5" calcext:value-type="float">
            <text:p>0.5</text:p>
          </table:table-cell>
        </table:table-row>
        <table:table-row table:style-name="ro1">
          <table:table-cell table:formula="of:=[.A14]+([.$B$4])/180*PI()" office:value-type="float" office:value="0.610865238198015" calcext:value-type="float">
            <text:p>0.610865238198015</text:p>
          </table:table-cell>
          <table:table-cell table:formula="of:=SIN([.A15])" office:value-type="float" office:value="0.573576436351046" calcext:value-type="float">
            <text:p>0.573576436351046</text:p>
          </table:table-cell>
        </table:table-row>
        <table:table-row table:style-name="ro1">
          <table:table-cell table:formula="of:=[.A15]+([.$B$4])/180*PI()" office:value-type="float" office:value="0.698131700797732" calcext:value-type="float">
            <text:p>0.698131700797732</text:p>
          </table:table-cell>
          <table:table-cell table:formula="of:=SIN([.A16])" office:value-type="float" office:value="0.642787609686539" calcext:value-type="float">
            <text:p>0.642787609686539</text:p>
          </table:table-cell>
        </table:table-row>
        <table:table-row table:style-name="ro1">
          <table:table-cell table:formula="of:=[.A16]+([.$B$4])/180*PI()" office:value-type="float" office:value="0.785398163397448" calcext:value-type="float">
            <text:p>0.785398163397448</text:p>
          </table:table-cell>
          <table:table-cell table:formula="of:=SIN([.A17])" office:value-type="float" office:value="0.707106781186548" calcext:value-type="float">
            <text:p>0.707106781186548</text:p>
          </table:table-cell>
        </table:table-row>
        <table:table-row table:style-name="ro1">
          <table:table-cell table:formula="of:=[.A17]+([.$B$4])/180*PI()" office:value-type="float" office:value="0.872664625997165" calcext:value-type="float">
            <text:p>0.872664625997165</text:p>
          </table:table-cell>
          <table:table-cell table:formula="of:=SIN([.A18])" office:value-type="float" office:value="0.766044443118978" calcext:value-type="float">
            <text:p>0.766044443118978</text:p>
          </table:table-cell>
        </table:table-row>
        <table:table-row table:style-name="ro1">
          <table:table-cell table:formula="of:=[.A18]+([.$B$4])/180*PI()" office:value-type="float" office:value="0.959931088596881" calcext:value-type="float">
            <text:p>0.959931088596881</text:p>
          </table:table-cell>
          <table:table-cell table:formula="of:=SIN([.A19])" office:value-type="float" office:value="0.819152044288992" calcext:value-type="float">
            <text:p>0.819152044288992</text:p>
          </table:table-cell>
        </table:table-row>
        <table:table-row table:style-name="ro1">
          <table:table-cell table:formula="of:=[.A19]+([.$B$4])/180*PI()" office:value-type="float" office:value="1.0471975511966" calcext:value-type="float">
            <text:p>1.0471975511966</text:p>
          </table:table-cell>
          <table:table-cell table:formula="of:=SIN([.A20])" office:value-type="float" office:value="0.866025403784439" calcext:value-type="float">
            <text:p>0.866025403784439</text:p>
          </table:table-cell>
        </table:table-row>
        <table:table-row table:style-name="ro1">
          <table:table-cell table:formula="of:=[.A20]+([.$B$4])/180*PI()" office:value-type="float" office:value="1.13446401379631" calcext:value-type="float">
            <text:p>1.13446401379631</text:p>
          </table:table-cell>
          <table:table-cell table:formula="of:=SIN([.A21])" office:value-type="float" office:value="0.90630778703665" calcext:value-type="float">
            <text:p>0.90630778703665</text:p>
          </table:table-cell>
        </table:table-row>
        <table:table-row table:style-name="ro1">
          <table:table-cell table:formula="of:=[.A21]+([.$B$4])/180*PI()" office:value-type="float" office:value="1.22173047639603" calcext:value-type="float">
            <text:p>1.22173047639603</text:p>
          </table:table-cell>
          <table:table-cell table:formula="of:=SIN([.A22])" office:value-type="float" office:value="0.939692620785908" calcext:value-type="float">
            <text:p>0.939692620785908</text:p>
          </table:table-cell>
        </table:table-row>
        <table:table-row table:style-name="ro1">
          <table:table-cell table:formula="of:=[.A22]+([.$B$4])/180*PI()" office:value-type="float" office:value="1.30899693899575" calcext:value-type="float">
            <text:p>1.30899693899575</text:p>
          </table:table-cell>
          <table:table-cell table:formula="of:=SIN([.A23])" office:value-type="float" office:value="0.965925826289068" calcext:value-type="float">
            <text:p>0.965925826289068</text:p>
          </table:table-cell>
        </table:table-row>
        <table:table-row table:style-name="ro1">
          <table:table-cell table:formula="of:=[.A23]+([.$B$4])/180*PI()" office:value-type="float" office:value="1.39626340159546" calcext:value-type="float">
            <text:p>1.39626340159546</text:p>
          </table:table-cell>
          <table:table-cell table:formula="of:=SIN([.A24])" office:value-type="float" office:value="0.984807753012208" calcext:value-type="float">
            <text:p>0.984807753012208</text:p>
          </table:table-cell>
        </table:table-row>
        <table:table-row table:style-name="ro1">
          <table:table-cell table:formula="of:=[.A24]+([.$B$4])/180*PI()" office:value-type="float" office:value="1.48352986419518" calcext:value-type="float">
            <text:p>1.48352986419518</text:p>
          </table:table-cell>
          <table:table-cell table:formula="of:=SIN([.A25])" office:value-type="float" office:value="0.996194698091745" calcext:value-type="float">
            <text:p>0.996194698091745</text:p>
          </table:table-cell>
        </table:table-row>
        <table:table-row table:style-name="ro1">
          <table:table-cell table:formula="of:=[.A25]+([.$B$4])/180*PI()" office:value-type="float" office:value="1.5707963267949" calcext:value-type="float">
            <text:p>1.5707963267949</text:p>
          </table:table-cell>
          <table:table-cell table:formula="of:=SIN([.A26])" office:value-type="float" office:value="1" calcext:value-type="float">
            <text:p>1</text:p>
          </table:table-cell>
        </table:table-row>
        <table:table-row table:style-name="ro1">
          <table:table-cell table:formula="of:=[.A26]+([.$B$4])/180*PI()" office:value-type="float" office:value="1.65806278939461" calcext:value-type="float">
            <text:p>1.65806278939461</text:p>
          </table:table-cell>
          <table:table-cell table:formula="of:=SIN([.A27])" office:value-type="float" office:value="0.996194698091746" calcext:value-type="float">
            <text:p>0.996194698091746</text:p>
          </table:table-cell>
        </table:table-row>
        <table:table-row table:style-name="ro1">
          <table:table-cell table:formula="of:=[.A27]+([.$B$4])/180*PI()" office:value-type="float" office:value="1.74532925199433" calcext:value-type="float">
            <text:p>1.74532925199433</text:p>
          </table:table-cell>
          <table:table-cell table:formula="of:=SIN([.A28])" office:value-type="float" office:value="0.984807753012208" calcext:value-type="float">
            <text:p>0.984807753012208</text:p>
          </table:table-cell>
        </table:table-row>
        <table:table-row table:style-name="ro1">
          <table:table-cell table:formula="of:=[.A28]+([.$B$4])/180*PI()" office:value-type="float" office:value="1.83259571459405" calcext:value-type="float">
            <text:p>1.83259571459405</text:p>
          </table:table-cell>
          <table:table-cell table:formula="of:=SIN([.A29])" office:value-type="float" office:value="0.965925826289069" calcext:value-type="float">
            <text:p>0.965925826289069</text:p>
          </table:table-cell>
        </table:table-row>
        <table:table-row table:style-name="ro1">
          <table:table-cell table:formula="of:=[.A29]+([.$B$4])/180*PI()" office:value-type="float" office:value="1.91986217719376" calcext:value-type="float">
            <text:p>1.91986217719376</text:p>
          </table:table-cell>
          <table:table-cell table:formula="of:=SIN([.A30])" office:value-type="float" office:value="0.939692620785909" calcext:value-type="float">
            <text:p>0.939692620785909</text:p>
          </table:table-cell>
        </table:table-row>
        <table:table-row table:style-name="ro1">
          <table:table-cell table:formula="of:=[.A30]+([.$B$4])/180*PI()" office:value-type="float" office:value="2.00712863979348" calcext:value-type="float">
            <text:p>2.00712863979348</text:p>
          </table:table-cell>
          <table:table-cell table:formula="of:=SIN([.A31])" office:value-type="float" office:value="0.90630778703665" calcext:value-type="float">
            <text:p>0.90630778703665</text:p>
          </table:table-cell>
        </table:table-row>
        <table:table-row table:style-name="ro1">
          <table:table-cell table:formula="of:=[.A31]+([.$B$4])/180*PI()" office:value-type="float" office:value="2.09439510239319" calcext:value-type="float">
            <text:p>2.09439510239319</text:p>
          </table:table-cell>
          <table:table-cell table:formula="of:=SIN([.A32])" office:value-type="float" office:value="0.866025403784439" calcext:value-type="float">
            <text:p>0.866025403784439</text:p>
          </table:table-cell>
        </table:table-row>
        <table:table-row table:style-name="ro1">
          <table:table-cell table:formula="of:=[.A32]+([.$B$4])/180*PI()" office:value-type="float" office:value="2.18166156499291" calcext:value-type="float">
            <text:p>2.18166156499291</text:p>
          </table:table-cell>
          <table:table-cell table:formula="of:=SIN([.A33])" office:value-type="float" office:value="0.819152044288993" calcext:value-type="float">
            <text:p>0.819152044288993</text:p>
          </table:table-cell>
        </table:table-row>
        <table:table-row table:style-name="ro1">
          <table:table-cell table:formula="of:=[.A33]+([.$B$4])/180*PI()" office:value-type="float" office:value="2.26892802759263" calcext:value-type="float">
            <text:p>2.26892802759263</text:p>
          </table:table-cell>
          <table:table-cell table:formula="of:=SIN([.A34])" office:value-type="float" office:value="0.766044443118979" calcext:value-type="float">
            <text:p>0.766044443118979</text:p>
          </table:table-cell>
        </table:table-row>
        <table:table-row table:style-name="ro1">
          <table:table-cell table:formula="of:=[.A34]+([.$B$4])/180*PI()" office:value-type="float" office:value="2.35619449019234" calcext:value-type="float">
            <text:p>2.35619449019234</text:p>
          </table:table-cell>
          <table:table-cell table:formula="of:=SIN([.A35])" office:value-type="float" office:value="0.707106781186549" calcext:value-type="float">
            <text:p>0.707106781186549</text:p>
          </table:table-cell>
        </table:table-row>
        <table:table-row table:style-name="ro1">
          <table:table-cell table:formula="of:=[.A35]+([.$B$4])/180*PI()" office:value-type="float" office:value="2.44346095279206" calcext:value-type="float">
            <text:p>2.44346095279206</text:p>
          </table:table-cell>
          <table:table-cell table:formula="of:=SIN([.A36])" office:value-type="float" office:value="0.642787609686541" calcext:value-type="float">
            <text:p>0.642787609686541</text:p>
          </table:table-cell>
        </table:table-row>
        <table:table-row table:style-name="ro1">
          <table:table-cell table:formula="of:=[.A36]+([.$B$4])/180*PI()" office:value-type="float" office:value="2.53072741539178" calcext:value-type="float">
            <text:p>2.53072741539178</text:p>
          </table:table-cell>
          <table:table-cell table:formula="of:=SIN([.A37])" office:value-type="float" office:value="0.573576436351047" calcext:value-type="float">
            <text:p>0.573576436351047</text:p>
          </table:table-cell>
        </table:table-row>
        <table:table-row table:style-name="ro1">
          <table:table-cell table:formula="of:=[.A37]+([.$B$4])/180*PI()" office:value-type="float" office:value="2.61799387799149" calcext:value-type="float">
            <text:p>2.61799387799149</text:p>
          </table:table-cell>
          <table:table-cell table:formula="of:=SIN([.A38])" office:value-type="float" office:value="0.500000000000001" calcext:value-type="float">
            <text:p>0.500000000000001</text:p>
          </table:table-cell>
        </table:table-row>
        <table:table-row table:style-name="ro1">
          <table:table-cell table:formula="of:=[.A38]+([.$B$4])/180*PI()" office:value-type="float" office:value="2.70526034059121" calcext:value-type="float">
            <text:p>2.70526034059121</text:p>
          </table:table-cell>
          <table:table-cell table:formula="of:=SIN([.A39])" office:value-type="float" office:value="0.422618261740701" calcext:value-type="float">
            <text:p>0.422618261740701</text:p>
          </table:table-cell>
        </table:table-row>
        <table:table-row table:style-name="ro1">
          <table:table-cell table:formula="of:=[.A39]+([.$B$4])/180*PI()" office:value-type="float" office:value="2.79252680319093" calcext:value-type="float">
            <text:p>2.79252680319093</text:p>
          </table:table-cell>
          <table:table-cell table:formula="of:=SIN([.A40])" office:value-type="float" office:value="0.342020143325671" calcext:value-type="float">
            <text:p>0.342020143325671</text:p>
          </table:table-cell>
        </table:table-row>
        <table:table-row table:style-name="ro1">
          <table:table-cell table:formula="of:=[.A40]+([.$B$4])/180*PI()" office:value-type="float" office:value="2.87979326579064" calcext:value-type="float">
            <text:p>2.87979326579064</text:p>
          </table:table-cell>
          <table:table-cell table:formula="of:=SIN([.A41])" office:value-type="float" office:value="0.258819045102523" calcext:value-type="float">
            <text:p>0.258819045102523</text:p>
          </table:table-cell>
        </table:table-row>
        <table:table-row table:style-name="ro1">
          <table:table-cell table:formula="of:=[.A41]+([.$B$4])/180*PI()" office:value-type="float" office:value="2.96705972839036" calcext:value-type="float">
            <text:p>2.96705972839036</text:p>
          </table:table-cell>
          <table:table-cell table:formula="of:=SIN([.A42])" office:value-type="float" office:value="0.173648177666932" calcext:value-type="float">
            <text:p>0.173648177666932</text:p>
          </table:table-cell>
        </table:table-row>
        <table:table-row table:style-name="ro1">
          <table:table-cell table:formula="of:=[.A42]+([.$B$4])/180*PI()" office:value-type="float" office:value="3.05432619099007" calcext:value-type="float">
            <text:p>3.05432619099007</text:p>
          </table:table-cell>
          <table:table-cell table:formula="of:=SIN([.A43])" office:value-type="float" office:value="0.0871557427476604" calcext:value-type="float">
            <text:p>0.0871557427476604</text:p>
          </table:table-cell>
        </table:table-row>
        <table:table-row table:style-name="ro1">
          <table:table-cell table:formula="of:=[.A43]+([.$B$4])/180*PI()" office:value-type="float" office:value="3.14159265358979" calcext:value-type="float">
            <text:p>3.14159265358979</text:p>
          </table:table-cell>
          <table:table-cell table:formula="of:=SIN([.A44])" office:value-type="float" office:value="2.34291072916505E-015" calcext:value-type="float">
            <text:p>2.34291072916505E-15</text:p>
          </table:table-cell>
        </table:table-row>
        <table:table-row table:style-name="ro1">
          <table:table-cell table:formula="of:=[.A44]+([.$B$4])/180*PI()" office:value-type="float" office:value="3.22885911618951" calcext:value-type="float">
            <text:p>3.22885911618951</text:p>
          </table:table-cell>
          <table:table-cell table:formula="of:=SIN([.A45])" office:value-type="float" office:value="-0.0871557427476557" calcext:value-type="float">
            <text:p>-0.0871557427476557</text:p>
          </table:table-cell>
        </table:table-row>
        <table:table-row table:style-name="ro1">
          <table:table-cell table:formula="of:=[.A45]+([.$B$4])/180*PI()" office:value-type="float" office:value="3.31612557878922" calcext:value-type="float">
            <text:p>3.31612557878922</text:p>
          </table:table-cell>
          <table:table-cell table:formula="of:=SIN([.A46])" office:value-type="float" office:value="-0.173648177666928" calcext:value-type="float">
            <text:p>-0.173648177666928</text:p>
          </table:table-cell>
        </table:table-row>
        <table:table-row table:style-name="ro1">
          <table:table-cell table:formula="of:=[.A46]+([.$B$4])/180*PI()" office:value-type="float" office:value="3.40339204138894" calcext:value-type="float">
            <text:p>3.40339204138894</text:p>
          </table:table-cell>
          <table:table-cell table:formula="of:=SIN([.A47])" office:value-type="float" office:value="-0.258819045102518" calcext:value-type="float">
            <text:p>-0.258819045102518</text:p>
          </table:table-cell>
        </table:table-row>
        <table:table-row table:style-name="ro1">
          <table:table-cell table:formula="of:=[.A47]+([.$B$4])/180*PI()" office:value-type="float" office:value="3.49065850398866" calcext:value-type="float">
            <text:p>3.49065850398866</text:p>
          </table:table-cell>
          <table:table-cell table:formula="of:=SIN([.A48])" office:value-type="float" office:value="-0.342020143325666" calcext:value-type="float">
            <text:p>-0.342020143325666</text:p>
          </table:table-cell>
        </table:table-row>
        <table:table-row table:style-name="ro1">
          <table:table-cell table:formula="of:=[.A48]+([.$B$4])/180*PI()" office:value-type="float" office:value="3.57792496658837" calcext:value-type="float">
            <text:p>3.57792496658837</text:p>
          </table:table-cell>
          <table:table-cell table:formula="of:=SIN([.A49])" office:value-type="float" office:value="-0.422618261740697" calcext:value-type="float">
            <text:p>-0.422618261740697</text:p>
          </table:table-cell>
        </table:table-row>
        <table:table-row table:style-name="ro1">
          <table:table-cell table:formula="of:=[.A49]+([.$B$4])/180*PI()" office:value-type="float" office:value="3.66519142918809" calcext:value-type="float">
            <text:p>3.66519142918809</text:p>
          </table:table-cell>
          <table:table-cell table:formula="of:=SIN([.A50])" office:value-type="float" office:value="-0.499999999999997" calcext:value-type="float">
            <text:p>-0.499999999999997</text:p>
          </table:table-cell>
        </table:table-row>
        <table:table-row table:style-name="ro1">
          <table:table-cell table:formula="of:=[.A50]+([.$B$4])/180*PI()" office:value-type="float" office:value="3.75245789178781" calcext:value-type="float">
            <text:p>3.75245789178781</text:p>
          </table:table-cell>
          <table:table-cell table:formula="of:=SIN([.A51])" office:value-type="float" office:value="-0.573576436351044" calcext:value-type="float">
            <text:p>-0.573576436351044</text:p>
          </table:table-cell>
        </table:table-row>
        <table:table-row table:style-name="ro1">
          <table:table-cell table:formula="of:=[.A51]+([.$B$4])/180*PI()" office:value-type="float" office:value="3.83972435438752" calcext:value-type="float">
            <text:p>3.83972435438752</text:p>
          </table:table-cell>
          <table:table-cell table:formula="of:=SIN([.A52])" office:value-type="float" office:value="-0.642787609686537" calcext:value-type="float">
            <text:p>-0.642787609686537</text:p>
          </table:table-cell>
        </table:table-row>
        <table:table-row table:style-name="ro1">
          <table:table-cell table:formula="of:=[.A52]+([.$B$4])/180*PI()" office:value-type="float" office:value="3.92699081698724" calcext:value-type="float">
            <text:p>3.92699081698724</text:p>
          </table:table-cell>
          <table:table-cell table:formula="of:=SIN([.A53])" office:value-type="float" office:value="-0.707106781186545" calcext:value-type="float">
            <text:p>-0.707106781186545</text:p>
          </table:table-cell>
        </table:table-row>
        <table:table-row table:style-name="ro1">
          <table:table-cell table:formula="of:=[.A53]+([.$B$4])/180*PI()" office:value-type="float" office:value="4.01425727958696" calcext:value-type="float">
            <text:p>4.01425727958696</text:p>
          </table:table-cell>
          <table:table-cell table:formula="of:=SIN([.A54])" office:value-type="float" office:value="-0.766044443118976" calcext:value-type="float">
            <text:p>-0.766044443118976</text:p>
          </table:table-cell>
        </table:table-row>
        <table:table-row table:style-name="ro1">
          <table:table-cell table:formula="of:=[.A54]+([.$B$4])/180*PI()" office:value-type="float" office:value="4.10152374218667" calcext:value-type="float">
            <text:p>4.10152374218667</text:p>
          </table:table-cell>
          <table:table-cell table:formula="of:=SIN([.A55])" office:value-type="float" office:value="-0.81915204428899" calcext:value-type="float">
            <text:p>-0.81915204428899</text:p>
          </table:table-cell>
        </table:table-row>
        <table:table-row table:style-name="ro1">
          <table:table-cell table:formula="of:=[.A55]+([.$B$4])/180*PI()" office:value-type="float" office:value="4.18879020478639" calcext:value-type="float">
            <text:p>4.18879020478639</text:p>
          </table:table-cell>
          <table:table-cell table:formula="of:=SIN([.A56])" office:value-type="float" office:value="-0.866025403784437" calcext:value-type="float">
            <text:p>-0.866025403784437</text:p>
          </table:table-cell>
        </table:table-row>
        <table:table-row table:style-name="ro1">
          <table:table-cell table:formula="of:=[.A56]+([.$B$4])/180*PI()" office:value-type="float" office:value="4.2760566673861" calcext:value-type="float">
            <text:p>4.2760566673861</text:p>
          </table:table-cell>
          <table:table-cell table:formula="of:=SIN([.A57])" office:value-type="float" office:value="-0.906307787036649" calcext:value-type="float">
            <text:p>-0.906307787036649</text:p>
          </table:table-cell>
        </table:table-row>
        <table:table-row table:style-name="ro1">
          <table:table-cell table:formula="of:=[.A57]+([.$B$4])/180*PI()" office:value-type="float" office:value="4.36332312998582" calcext:value-type="float">
            <text:p>4.36332312998582</text:p>
          </table:table-cell>
          <table:table-cell table:formula="of:=SIN([.A58])" office:value-type="float" office:value="-0.939692620785907" calcext:value-type="float">
            <text:p>-0.939692620785907</text:p>
          </table:table-cell>
        </table:table-row>
        <table:table-row table:style-name="ro1">
          <table:table-cell table:formula="of:=[.A58]+([.$B$4])/180*PI()" office:value-type="float" office:value="4.45058959258554" calcext:value-type="float">
            <text:p>4.45058959258554</text:p>
          </table:table-cell>
          <table:table-cell table:formula="of:=SIN([.A59])" office:value-type="float" office:value="-0.965925826289067" calcext:value-type="float">
            <text:p>-0.965925826289067</text:p>
          </table:table-cell>
        </table:table-row>
        <table:table-row table:style-name="ro1">
          <table:table-cell table:formula="of:=[.A59]+([.$B$4])/180*PI()" office:value-type="float" office:value="4.53785605518525" calcext:value-type="float">
            <text:p>4.53785605518525</text:p>
          </table:table-cell>
          <table:table-cell table:formula="of:=SIN([.A60])" office:value-type="float" office:value="-0.984807753012208" calcext:value-type="float">
            <text:p>-0.984807753012208</text:p>
          </table:table-cell>
        </table:table-row>
        <table:table-row table:style-name="ro1">
          <table:table-cell table:formula="of:=[.A60]+([.$B$4])/180*PI()" office:value-type="float" office:value="4.62512251778497" calcext:value-type="float">
            <text:p>4.62512251778497</text:p>
          </table:table-cell>
          <table:table-cell table:formula="of:=SIN([.A61])" office:value-type="float" office:value="-0.996194698091745" calcext:value-type="float">
            <text:p>-0.996194698091745</text:p>
          </table:table-cell>
        </table:table-row>
        <table:table-row table:style-name="ro1">
          <table:table-cell table:formula="of:=[.A61]+([.$B$4])/180*PI()" office:value-type="float" office:value="4.71238898038469" calcext:value-type="float">
            <text:p>4.71238898038469</text:p>
          </table:table-cell>
          <table:table-cell table:formula="of:=SIN([.A62])" office:value-type="float" office:value="-1" calcext:value-type="float">
            <text:p>-1</text:p>
          </table:table-cell>
        </table:table-row>
        <table:table-row table:style-name="ro1">
          <table:table-cell table:formula="of:=[.A62]+([.$B$4])/180*PI()" office:value-type="float" office:value="4.7996554429844" calcext:value-type="float">
            <text:p>4.7996554429844</text:p>
          </table:table-cell>
          <table:table-cell table:formula="of:=SIN([.A63])" office:value-type="float" office:value="-0.996194698091746" calcext:value-type="float">
            <text:p>-0.996194698091746</text:p>
          </table:table-cell>
        </table:table-row>
        <table:table-row table:style-name="ro1">
          <table:table-cell table:formula="of:=[.A63]+([.$B$4])/180*PI()" office:value-type="float" office:value="4.88692190558412" calcext:value-type="float">
            <text:p>4.88692190558412</text:p>
          </table:table-cell>
          <table:table-cell table:formula="of:=SIN([.A64])" office:value-type="float" office:value="-0.984807753012209" calcext:value-type="float">
            <text:p>-0.984807753012209</text:p>
          </table:table-cell>
        </table:table-row>
        <table:table-row table:style-name="ro1">
          <table:table-cell table:formula="of:=[.A64]+([.$B$4])/180*PI()" office:value-type="float" office:value="4.97418836818384" calcext:value-type="float">
            <text:p>4.97418836818384</text:p>
          </table:table-cell>
          <table:table-cell table:formula="of:=SIN([.A65])" office:value-type="float" office:value="-0.965925826289069" calcext:value-type="float">
            <text:p>-0.965925826289069</text:p>
          </table:table-cell>
        </table:table-row>
        <table:table-row table:style-name="ro1">
          <table:table-cell table:formula="of:=[.A65]+([.$B$4])/180*PI()" office:value-type="float" office:value="5.06145483078355" calcext:value-type="float">
            <text:p>5.06145483078355</text:p>
          </table:table-cell>
          <table:table-cell table:formula="of:=SIN([.A66])" office:value-type="float" office:value="-0.93969262078591" calcext:value-type="float">
            <text:p>-0.93969262078591</text:p>
          </table:table-cell>
        </table:table-row>
        <table:table-row table:style-name="ro1">
          <table:table-cell table:formula="of:=[.A66]+([.$B$4])/180*PI()" office:value-type="float" office:value="5.14872129338327" calcext:value-type="float">
            <text:p>5.14872129338327</text:p>
          </table:table-cell>
          <table:table-cell table:formula="of:=SIN([.A67])" office:value-type="float" office:value="-0.906307787036652" calcext:value-type="float">
            <text:p>-0.906307787036652</text:p>
          </table:table-cell>
        </table:table-row>
        <table:table-row table:style-name="ro1">
          <table:table-cell table:formula="of:=[.A67]+([.$B$4])/180*PI()" office:value-type="float" office:value="5.23598775598298" calcext:value-type="float">
            <text:p>5.23598775598298</text:p>
          </table:table-cell>
          <table:table-cell table:formula="of:=SIN([.A68])" office:value-type="float" office:value="-0.866025403784441" calcext:value-type="float">
            <text:p>-0.866025403784441</text:p>
          </table:table-cell>
        </table:table-row>
        <table:table-row table:style-name="ro1">
          <table:table-cell table:formula="of:=[.A68]+([.$B$4])/180*PI()" office:value-type="float" office:value="5.3232542185827" calcext:value-type="float">
            <text:p>5.3232542185827</text:p>
          </table:table-cell>
          <table:table-cell table:formula="of:=SIN([.A69])" office:value-type="float" office:value="-0.819152044288994" calcext:value-type="float">
            <text:p>-0.819152044288994</text:p>
          </table:table-cell>
        </table:table-row>
        <table:table-row table:style-name="ro1">
          <table:table-cell table:formula="of:=[.A69]+([.$B$4])/180*PI()" office:value-type="float" office:value="5.41052068118242" calcext:value-type="float">
            <text:p>5.41052068118242</text:p>
          </table:table-cell>
          <table:table-cell table:formula="of:=SIN([.A70])" office:value-type="float" office:value="-0.766044443118981" calcext:value-type="float">
            <text:p>-0.766044443118981</text:p>
          </table:table-cell>
        </table:table-row>
        <table:table-row table:style-name="ro1">
          <table:table-cell table:formula="of:=[.A70]+([.$B$4])/180*PI()" office:value-type="float" office:value="5.49778714378213" calcext:value-type="float">
            <text:p>5.49778714378213</text:p>
          </table:table-cell>
          <table:table-cell table:formula="of:=SIN([.A71])" office:value-type="float" office:value="-0.707106781186551" calcext:value-type="float">
            <text:p>-0.707106781186551</text:p>
          </table:table-cell>
        </table:table-row>
        <table:table-row table:style-name="ro1">
          <table:table-cell table:formula="of:=[.A71]+([.$B$4])/180*PI()" office:value-type="float" office:value="5.58505360638185" calcext:value-type="float">
            <text:p>5.58505360638185</text:p>
          </table:table-cell>
          <table:table-cell table:formula="of:=SIN([.A72])" office:value-type="float" office:value="-0.642787609686543" calcext:value-type="float">
            <text:p>-0.642787609686543</text:p>
          </table:table-cell>
        </table:table-row>
        <table:table-row table:style-name="ro1">
          <table:table-cell table:formula="of:=[.A72]+([.$B$4])/180*PI()" office:value-type="float" office:value="5.67232006898157" calcext:value-type="float">
            <text:p>5.67232006898157</text:p>
          </table:table-cell>
          <table:table-cell table:formula="of:=SIN([.A73])" office:value-type="float" office:value="-0.57357643635105" calcext:value-type="float">
            <text:p>-0.57357643635105</text:p>
          </table:table-cell>
        </table:table-row>
        <table:table-row table:style-name="ro1">
          <table:table-cell table:formula="of:=[.A73]+([.$B$4])/180*PI()" office:value-type="float" office:value="5.75958653158128" calcext:value-type="float">
            <text:p>5.75958653158128</text:p>
          </table:table-cell>
          <table:table-cell table:formula="of:=SIN([.A74])" office:value-type="float" office:value="-0.500000000000004" calcext:value-type="float">
            <text:p>-0.500000000000004</text:p>
          </table:table-cell>
        </table:table-row>
        <table:table-row table:style-name="ro1">
          <table:table-cell table:formula="of:=[.A74]+([.$B$4])/180*PI()" office:value-type="float" office:value="5.846852994181" calcext:value-type="float">
            <text:p>5.846852994181</text:p>
          </table:table-cell>
          <table:table-cell table:formula="of:=SIN([.A75])" office:value-type="float" office:value="-0.422618261740704" calcext:value-type="float">
            <text:p>-0.422618261740704</text:p>
          </table:table-cell>
        </table:table-row>
        <table:table-row table:style-name="ro1">
          <table:table-cell table:formula="of:=[.A75]+([.$B$4])/180*PI()" office:value-type="float" office:value="5.93411945678072" calcext:value-type="float">
            <text:p>5.93411945678072</text:p>
          </table:table-cell>
          <table:table-cell table:formula="of:=SIN([.A76])" office:value-type="float" office:value="-0.342020143325674" calcext:value-type="float">
            <text:p>-0.342020143325674</text:p>
          </table:table-cell>
        </table:table-row>
        <table:table-row table:style-name="ro1">
          <table:table-cell table:formula="of:=[.A76]+([.$B$4])/180*PI()" office:value-type="float" office:value="6.02138591938043" calcext:value-type="float">
            <text:p>6.02138591938043</text:p>
          </table:table-cell>
          <table:table-cell table:formula="of:=SIN([.A77])" office:value-type="float" office:value="-0.258819045102526" calcext:value-type="float">
            <text:p>-0.258819045102526</text:p>
          </table:table-cell>
        </table:table-row>
        <table:table-row table:style-name="ro1">
          <table:table-cell table:formula="of:=[.A77]+([.$B$4])/180*PI()" office:value-type="float" office:value="6.10865238198015" calcext:value-type="float">
            <text:p>6.10865238198015</text:p>
          </table:table-cell>
          <table:table-cell table:formula="of:=SIN([.A78])" office:value-type="float" office:value="-0.173648177666936" calcext:value-type="float">
            <text:p>-0.173648177666936</text:p>
          </table:table-cell>
        </table:table-row>
        <table:table-row table:style-name="ro1">
          <table:table-cell table:formula="of:=[.A78]+([.$B$4])/180*PI()" office:value-type="float" office:value="6.19591884457986" calcext:value-type="float">
            <text:p>6.19591884457986</text:p>
          </table:table-cell>
          <table:table-cell table:formula="of:=SIN([.A79])" office:value-type="float" office:value="-0.0871557427476636" calcext:value-type="float">
            <text:p>-0.0871557427476636</text:p>
          </table:table-cell>
        </table:table-row>
        <table:table-row table:style-name="ro1">
          <table:table-cell table:formula="of:=[.A79]+([.$B$4])/180*PI()" office:value-type="float" office:value="6.28318530717958" calcext:value-type="float">
            <text:p>6.28318530717958</text:p>
          </table:table-cell>
          <table:table-cell table:formula="of:=SIN([.A80])" office:value-type="float" office:value="-5.57399987803022E-015" calcext:value-type="float">
            <text:p>-5.57399987803022E-15</text:p>
          </table:table-cell>
        </table:table-row>
        <table:table-row table:style-name="ro1">
          <table:table-cell table:formula="of:=[.A80]+([.$B$4])/180*PI()" office:value-type="float" office:value="6.3704517697793" calcext:value-type="float">
            <text:p>6.3704517697793</text:p>
          </table:table-cell>
          <table:table-cell table:formula="of:=SIN([.A81])" office:value-type="float" office:value="0.0871557427476525" calcext:value-type="float">
            <text:p>0.0871557427476525</text:p>
          </table:table-cell>
        </table:table-row>
        <table:table-row table:style-name="ro1">
          <table:table-cell table:formula="of:=[.A81]+([.$B$4])/180*PI()" office:value-type="float" office:value="6.45771823237901" calcext:value-type="float">
            <text:p>6.45771823237901</text:p>
          </table:table-cell>
          <table:table-cell table:formula="of:=SIN([.A82])" office:value-type="float" office:value="0.173648177666925" calcext:value-type="float">
            <text:p>0.173648177666925</text:p>
          </table:table-cell>
        </table:table-row>
        <table:table-row table:style-name="ro1">
          <table:table-cell table:formula="of:=[.A82]+([.$B$4])/180*PI()" office:value-type="float" office:value="6.54498469497873" calcext:value-type="float">
            <text:p>6.54498469497873</text:p>
          </table:table-cell>
          <table:table-cell table:formula="of:=SIN([.A83])" office:value-type="float" office:value="0.258819045102515" calcext:value-type="float">
            <text:p>0.258819045102515</text:p>
          </table:table-cell>
        </table:table-row>
        <table:table-row table:style-name="ro1">
          <table:table-cell table:formula="of:=[.A83]+([.$B$4])/180*PI()" office:value-type="float" office:value="6.63225115757845" calcext:value-type="float">
            <text:p>6.63225115757845</text:p>
          </table:table-cell>
          <table:table-cell table:formula="of:=SIN([.A84])" office:value-type="float" office:value="0.342020143325663" calcext:value-type="float">
            <text:p>0.342020143325663</text:p>
          </table:table-cell>
        </table:table-row>
        <table:table-row table:style-name="ro1">
          <table:table-cell table:formula="of:=[.A84]+([.$B$4])/180*PI()" office:value-type="float" office:value="6.71951762017816" calcext:value-type="float">
            <text:p>6.71951762017816</text:p>
          </table:table-cell>
          <table:table-cell table:formula="of:=SIN([.A85])" office:value-type="float" office:value="0.422618261740694" calcext:value-type="float">
            <text:p>0.422618261740694</text:p>
          </table:table-cell>
        </table:table-row>
        <table:table-row table:style-name="ro1">
          <table:table-cell table:formula="of:=[.A85]+([.$B$4])/180*PI()" office:value-type="float" office:value="6.80678408277788" calcext:value-type="float">
            <text:p>6.80678408277788</text:p>
          </table:table-cell>
          <table:table-cell table:formula="of:=SIN([.A86])" office:value-type="float" office:value="0.499999999999995" calcext:value-type="float">
            <text:p>0.499999999999995</text:p>
          </table:table-cell>
        </table:table-row>
        <table:table-row table:style-name="ro1">
          <table:table-cell table:formula="of:=[.A86]+([.$B$4])/180*PI()" office:value-type="float" office:value="6.8940505453776" calcext:value-type="float">
            <text:p>6.8940505453776</text:p>
          </table:table-cell>
          <table:table-cell table:formula="of:=SIN([.A87])" office:value-type="float" office:value="0.573576436351041" calcext:value-type="float">
            <text:p>0.573576436351041</text:p>
          </table:table-cell>
        </table:table-row>
        <table:table-row table:style-name="ro1">
          <table:table-cell table:formula="of:=[.A87]+([.$B$4])/180*PI()" office:value-type="float" office:value="6.98131700797731" calcext:value-type="float">
            <text:p>6.98131700797731</text:p>
          </table:table-cell>
          <table:table-cell table:formula="of:=SIN([.A88])" office:value-type="float" office:value="0.642787609686535" calcext:value-type="float">
            <text:p>0.642787609686535</text:p>
          </table:table-cell>
        </table:table-row>
        <table:table-row table:style-name="ro1">
          <table:table-cell table:formula="of:=[.A88]+([.$B$4])/180*PI()" office:value-type="float" office:value="7.06858347057703" calcext:value-type="float">
            <text:p>7.06858347057703</text:p>
          </table:table-cell>
          <table:table-cell table:formula="of:=SIN([.A89])" office:value-type="float" office:value="0.707106781186543" calcext:value-type="float">
            <text:p>0.707106781186543</text:p>
          </table:table-cell>
        </table:table-row>
        <table:table-row table:style-name="ro1">
          <table:table-cell table:formula="of:=[.A89]+([.$B$4])/180*PI()" office:value-type="float" office:value="7.15584993317675" calcext:value-type="float">
            <text:p>7.15584993317675</text:p>
          </table:table-cell>
          <table:table-cell table:formula="of:=SIN([.A90])" office:value-type="float" office:value="0.766044443118974" calcext:value-type="float">
            <text:p>0.766044443118974</text:p>
          </table:table-cell>
        </table:table-row>
        <table:table-row table:style-name="ro1">
          <table:table-cell table:formula="of:=[.A90]+([.$B$4])/180*PI()" office:value-type="float" office:value="7.24311639577646" calcext:value-type="float">
            <text:p>7.24311639577646</text:p>
          </table:table-cell>
          <table:table-cell table:formula="of:=SIN([.A91])" office:value-type="float" office:value="0.819152044288988" calcext:value-type="float">
            <text:p>0.819152044288988</text:p>
          </table:table-cell>
        </table:table-row>
        <table:table-row table:style-name="ro1">
          <table:table-cell table:formula="of:=[.A91]+([.$B$4])/180*PI()" office:value-type="float" office:value="7.33038285837618" calcext:value-type="float">
            <text:p>7.33038285837618</text:p>
          </table:table-cell>
          <table:table-cell table:formula="of:=SIN([.A92])" office:value-type="float" office:value="0.866025403784435" calcext:value-type="float">
            <text:p>0.866025403784435</text:p>
          </table:table-cell>
        </table:table-row>
        <table:table-row table:style-name="ro1">
          <table:table-cell table:formula="of:=[.A92]+([.$B$4])/180*PI()" office:value-type="float" office:value="7.41764932097589" calcext:value-type="float">
            <text:p>7.41764932097589</text:p>
          </table:table-cell>
          <table:table-cell table:formula="of:=SIN([.A93])" office:value-type="float" office:value="0.906307787036647" calcext:value-type="float">
            <text:p>0.906307787036647</text:p>
          </table:table-cell>
        </table:table-row>
        <table:table-row table:style-name="ro1">
          <table:table-cell table:formula="of:=[.A93]+([.$B$4])/180*PI()" office:value-type="float" office:value="7.50491578357561" calcext:value-type="float">
            <text:p>7.50491578357561</text:p>
          </table:table-cell>
          <table:table-cell table:formula="of:=SIN([.A94])" office:value-type="float" office:value="0.939692620785906" calcext:value-type="float">
            <text:p>0.939692620785906</text:p>
          </table:table-cell>
        </table:table-row>
        <table:table-row table:style-name="ro1">
          <table:table-cell table:formula="of:=[.A94]+([.$B$4])/180*PI()" office:value-type="float" office:value="7.59218224617533" calcext:value-type="float">
            <text:p>7.59218224617533</text:p>
          </table:table-cell>
          <table:table-cell table:formula="of:=SIN([.A95])" office:value-type="float" office:value="0.965925826289066" calcext:value-type="float">
            <text:p>0.965925826289066</text:p>
          </table:table-cell>
        </table:table-row>
        <table:table-row table:style-name="ro1">
          <table:table-cell table:formula="of:=[.A95]+([.$B$4])/180*PI()" office:value-type="float" office:value="7.67944870877504" calcext:value-type="float">
            <text:p>7.67944870877504</text:p>
          </table:table-cell>
          <table:table-cell table:formula="of:=SIN([.A96])" office:value-type="float" office:value="0.984807753012207" calcext:value-type="float">
            <text:p>0.984807753012207</text:p>
          </table:table-cell>
        </table:table-row>
        <table:table-row table:style-name="ro1">
          <table:table-cell table:formula="of:=[.A96]+([.$B$4])/180*PI()" office:value-type="float" office:value="7.76671517137476" calcext:value-type="float">
            <text:p>7.76671517137476</text:p>
          </table:table-cell>
          <table:table-cell table:formula="of:=SIN([.A97])" office:value-type="float" office:value="0.996194698091745" calcext:value-type="float">
            <text:p>0.996194698091745</text:p>
          </table:table-cell>
        </table:table-row>
        <table:table-row table:style-name="ro1">
          <table:table-cell table:formula="of:=[.A97]+([.$B$4])/180*PI()" office:value-type="float" office:value="7.85398163397448" calcext:value-type="float">
            <text:p>7.85398163397448</text:p>
          </table:table-cell>
          <table:table-cell table:formula="of:=SIN([.A98])" office:value-type="float" office:value="1" calcext:value-type="float">
            <text:p>1</text:p>
          </table:table-cell>
        </table:table-row>
        <table:table-row table:style-name="ro1">
          <table:table-cell table:formula="of:=[.A98]+([.$B$4])/180*PI()" office:value-type="float" office:value="7.94124809657419" calcext:value-type="float">
            <text:p>7.94124809657419</text:p>
          </table:table-cell>
          <table:table-cell table:formula="of:=SIN([.A99])" office:value-type="float" office:value="0.996194698091746" calcext:value-type="float">
            <text:p>0.996194698091746</text:p>
          </table:table-cell>
        </table:table-row>
        <table:table-row table:style-name="ro1">
          <table:table-cell table:formula="of:=[.A99]+([.$B$4])/180*PI()" office:value-type="float" office:value="8.02851455917391" calcext:value-type="float">
            <text:p>8.02851455917391</text:p>
          </table:table-cell>
          <table:table-cell table:formula="of:=SIN([.A100])" office:value-type="float" office:value="0.984807753012209" calcext:value-type="float">
            <text:p>0.984807753012209</text:p>
          </table:table-cell>
        </table:table-row>
        <table:table-row table:style-name="ro1">
          <table:table-cell table:formula="of:=[.A100]+([.$B$4])/180*PI()" office:value-type="float" office:value="8.11578102177363" calcext:value-type="float">
            <text:p>8.11578102177363</text:p>
          </table:table-cell>
          <table:table-cell table:formula="of:=SIN([.A101])" office:value-type="float" office:value="0.96592582628907" calcext:value-type="float">
            <text:p>0.96592582628907</text:p>
          </table:table-cell>
        </table:table-row>
        <table:table-row table:style-name="ro1">
          <table:table-cell table:formula="of:=[.A101]+([.$B$4])/180*PI()" office:value-type="float" office:value="8.20304748437334" calcext:value-type="float">
            <text:p>8.20304748437334</text:p>
          </table:table-cell>
          <table:table-cell table:formula="of:=SIN([.A102])" office:value-type="float" office:value="0.939692620785911" calcext:value-type="float">
            <text:p>0.939692620785911</text:p>
          </table:table-cell>
        </table:table-row>
        <table:table-row table:style-name="ro1">
          <table:table-cell table:formula="of:=[.A102]+([.$B$4])/180*PI()" office:value-type="float" office:value="8.29031394697306" calcext:value-type="float">
            <text:p>8.29031394697306</text:p>
          </table:table-cell>
          <table:table-cell table:formula="of:=SIN([.A103])" office:value-type="float" office:value="0.906307787036653" calcext:value-type="float">
            <text:p>0.906307787036653</text:p>
          </table:table-cell>
        </table:table-row>
        <table:table-row table:style-name="ro1">
          <table:table-cell table:formula="of:=[.A103]+([.$B$4])/180*PI()" office:value-type="float" office:value="8.37758040957277" calcext:value-type="float">
            <text:p>8.37758040957277</text:p>
          </table:table-cell>
          <table:table-cell table:formula="of:=SIN([.A104])" office:value-type="float" office:value="0.866025403784443" calcext:value-type="float">
            <text:p>0.866025403784443</text:p>
          </table:table-cell>
        </table:table-row>
        <table:table-row table:style-name="ro1">
          <table:table-cell table:formula="of:=[.A104]+([.$B$4])/180*PI()" office:value-type="float" office:value="8.46484687217249" calcext:value-type="float">
            <text:p>8.46484687217249</text:p>
          </table:table-cell>
          <table:table-cell table:formula="of:=SIN([.A105])" office:value-type="float" office:value="0.819152044288997" calcext:value-type="float">
            <text:p>0.819152044288997</text:p>
          </table:table-cell>
        </table:table-row>
        <table:table-row table:style-name="ro1">
          <table:table-cell table:formula="of:=[.A105]+([.$B$4])/180*PI()" office:value-type="float" office:value="8.55211333477221" calcext:value-type="float">
            <text:p>8.55211333477221</text:p>
          </table:table-cell>
          <table:table-cell table:formula="of:=SIN([.A106])" office:value-type="float" office:value="0.766044443118983" calcext:value-type="float">
            <text:p>0.766044443118983</text:p>
          </table:table-cell>
        </table:table-row>
        <table:table-row table:style-name="ro1">
          <table:table-cell table:formula="of:=[.A106]+([.$B$4])/180*PI()" office:value-type="float" office:value="8.63937979737192" calcext:value-type="float">
            <text:p>8.63937979737192</text:p>
          </table:table-cell>
          <table:table-cell table:formula="of:=SIN([.A107])" office:value-type="float" office:value="0.707106781186554" calcext:value-type="float">
            <text:p>0.707106781186554</text:p>
          </table:table-cell>
        </table:table-row>
        <table:table-row table:style-name="ro1">
          <table:table-cell table:formula="of:=[.A107]+([.$B$4])/180*PI()" office:value-type="float" office:value="8.72664625997164" calcext:value-type="float">
            <text:p>8.72664625997164</text:p>
          </table:table-cell>
          <table:table-cell table:formula="of:=SIN([.A108])" office:value-type="float" office:value="0.642787609686546" calcext:value-type="float">
            <text:p>0.642787609686546</text:p>
          </table:table-cell>
        </table:table-row>
        <table:table-row table:style-name="ro1">
          <table:table-cell table:formula="of:=[.A108]+([.$B$4])/180*PI()" office:value-type="float" office:value="8.81391272257136" calcext:value-type="float">
            <text:p>8.81391272257136</text:p>
          </table:table-cell>
          <table:table-cell table:formula="of:=SIN([.A109])" office:value-type="float" office:value="0.573576436351053" calcext:value-type="float">
            <text:p>0.573576436351053</text:p>
          </table:table-cell>
        </table:table-row>
        <table:table-row table:style-name="ro1">
          <table:table-cell table:formula="of:=[.A109]+([.$B$4])/180*PI()" office:value-type="float" office:value="8.90117918517107" calcext:value-type="float">
            <text:p>8.90117918517107</text:p>
          </table:table-cell>
          <table:table-cell table:formula="of:=SIN([.A110])" office:value-type="float" office:value="0.500000000000007" calcext:value-type="float">
            <text:p>0.500000000000007</text:p>
          </table:table-cell>
        </table:table-row>
        <table:table-row table:style-name="ro1">
          <table:table-cell table:formula="of:=[.A110]+([.$B$4])/180*PI()" office:value-type="float" office:value="8.98844564777079" calcext:value-type="float">
            <text:p>8.98844564777079</text:p>
          </table:table-cell>
          <table:table-cell table:formula="of:=SIN([.A111])" office:value-type="float" office:value="0.422618261740707" calcext:value-type="float">
            <text:p>0.422618261740707</text:p>
          </table:table-cell>
        </table:table-row>
        <table:table-row table:style-name="ro1">
          <table:table-cell table:formula="of:=[.A111]+([.$B$4])/180*PI()" office:value-type="float" office:value="9.07571211037051" calcext:value-type="float">
            <text:p>9.07571211037051</text:p>
          </table:table-cell>
          <table:table-cell table:formula="of:=SIN([.A112])" office:value-type="float" office:value="0.342020143325677" calcext:value-type="float">
            <text:p>0.342020143325677</text:p>
          </table:table-cell>
        </table:table-row>
        <table:table-row table:style-name="ro1">
          <table:table-cell table:formula="of:=[.A112]+([.$B$4])/180*PI()" office:value-type="float" office:value="9.16297857297022" calcext:value-type="float">
            <text:p>9.16297857297022</text:p>
          </table:table-cell>
          <table:table-cell table:formula="of:=SIN([.A113])" office:value-type="float" office:value="0.258819045102529" calcext:value-type="float">
            <text:p>0.258819045102529</text:p>
          </table:table-cell>
        </table:table-row>
        <table:table-row table:style-name="ro1">
          <table:table-cell table:formula="of:=[.A113]+([.$B$4])/180*PI()" office:value-type="float" office:value="9.25024503556994" calcext:value-type="float">
            <text:p>9.25024503556994</text:p>
          </table:table-cell>
          <table:table-cell table:formula="of:=SIN([.A114])" office:value-type="float" office:value="0.173648177666939" calcext:value-type="float">
            <text:p>0.173648177666939</text:p>
          </table:table-cell>
        </table:table-row>
        <table:table-row table:style-name="ro1">
          <table:table-cell table:formula="of:=[.A114]+([.$B$4])/180*PI()" office:value-type="float" office:value="9.33751149816965" calcext:value-type="float">
            <text:p>9.33751149816965</text:p>
          </table:table-cell>
          <table:table-cell table:formula="of:=SIN([.A115])" office:value-type="float" office:value="0.0871557427476673" calcext:value-type="float">
            <text:p>0.0871557427476673</text:p>
          </table:table-cell>
        </table:table-row>
        <table:table-row table:style-name="ro1">
          <table:table-cell table:formula="of:=[.A115]+([.$B$4])/180*PI()" office:value-type="float" office:value="9.42477796076937" calcext:value-type="float">
            <text:p>9.42477796076937</text:p>
          </table:table-cell>
          <table:table-cell table:formula="of:=SIN([.A116])" office:value-type="float" office:value="9.24917823674546E-015" calcext:value-type="float">
            <text:p>9.24917823674546E-15</text:p>
          </table:table-cell>
        </table:table-row>
        <table:table-row table:style-name="ro1">
          <table:table-cell table:formula="of:=[.A116]+([.$B$4])/180*PI()" office:value-type="float" office:value="9.51204442336909" calcext:value-type="float">
            <text:p>9.51204442336909</text:p>
          </table:table-cell>
          <table:table-cell table:formula="of:=SIN([.A117])" office:value-type="float" office:value="-0.0871557427476489" calcext:value-type="float">
            <text:p>-0.0871557427476489</text:p>
          </table:table-cell>
        </table:table-row>
        <table:table-row table:style-name="ro1">
          <table:table-cell table:formula="of:=[.A117]+([.$B$4])/180*PI()" office:value-type="float" office:value="9.5993108859688" calcext:value-type="float">
            <text:p>9.5993108859688</text:p>
          </table:table-cell>
          <table:table-cell table:formula="of:=SIN([.A118])" office:value-type="float" office:value="-0.173648177666921" calcext:value-type="float">
            <text:p>-0.173648177666921</text:p>
          </table:table-cell>
        </table:table-row>
        <table:table-row table:style-name="ro1">
          <table:table-cell table:formula="of:=[.A118]+([.$B$4])/180*PI()" office:value-type="float" office:value="9.68657734856852" calcext:value-type="float">
            <text:p>9.68657734856852</text:p>
          </table:table-cell>
          <table:table-cell table:formula="of:=SIN([.A119])" office:value-type="float" office:value="-0.258819045102512" calcext:value-type="float">
            <text:p>-0.258819045102512</text:p>
          </table:table-cell>
        </table:table-row>
        <table:table-row table:style-name="ro1">
          <table:table-cell table:formula="of:=[.A119]+([.$B$4])/180*PI()" office:value-type="float" office:value="9.77384381116824" calcext:value-type="float">
            <text:p>9.77384381116824</text:p>
          </table:table-cell>
          <table:table-cell table:formula="of:=SIN([.A120])" office:value-type="float" office:value="-0.34202014332566" calcext:value-type="float">
            <text:p>-0.34202014332566</text:p>
          </table:table-cell>
        </table:table-row>
        <table:table-row table:style-name="ro1">
          <table:table-cell table:formula="of:=[.A120]+([.$B$4])/180*PI()" office:value-type="float" office:value="9.86111027376795" calcext:value-type="float">
            <text:p>9.86111027376795</text:p>
          </table:table-cell>
          <table:table-cell table:formula="of:=SIN([.A121])" office:value-type="float" office:value="-0.422618261740691" calcext:value-type="float">
            <text:p>-0.422618261740691</text:p>
          </table:table-cell>
        </table:table-row>
        <table:table-row table:style-name="ro1">
          <table:table-cell table:formula="of:=[.A121]+([.$B$4])/180*PI()" office:value-type="float" office:value="9.94837673636767" calcext:value-type="float">
            <text:p>9.94837673636767</text:p>
          </table:table-cell>
          <table:table-cell table:formula="of:=SIN([.A122])" office:value-type="float" office:value="-0.499999999999991" calcext:value-type="float">
            <text:p>-0.499999999999991</text:p>
          </table:table-cell>
        </table:table-row>
        <table:table-row table:style-name="ro1">
          <table:table-cell table:formula="of:=[.A122]+([.$B$4])/180*PI()" office:value-type="float" office:value="10.0356431989674" calcext:value-type="float">
            <text:p>10.0356431989674</text:p>
          </table:table-cell>
          <table:table-cell table:formula="of:=SIN([.A123])" office:value-type="float" office:value="-0.573576436351038" calcext:value-type="float">
            <text:p>-0.573576436351038</text:p>
          </table:table-cell>
        </table:table-row>
        <table:table-row table:style-name="ro1">
          <table:table-cell table:formula="of:=[.A123]+([.$B$4])/180*PI()" office:value-type="float" office:value="10.1229096615671" calcext:value-type="float">
            <text:p>10.1229096615671</text:p>
          </table:table-cell>
          <table:table-cell table:formula="of:=SIN([.A124])" office:value-type="float" office:value="-0.642787609686532" calcext:value-type="float">
            <text:p>-0.642787609686532</text:p>
          </table:table-cell>
        </table:table-row>
        <table:table-row table:style-name="ro1">
          <table:table-cell table:formula="of:=[.A124]+([.$B$4])/180*PI()" office:value-type="float" office:value="10.2101761241668" calcext:value-type="float">
            <text:p>10.2101761241668</text:p>
          </table:table-cell>
          <table:table-cell table:formula="of:=SIN([.A125])" office:value-type="float" office:value="-0.70710678118654" calcext:value-type="float">
            <text:p>-0.70710678118654</text:p>
          </table:table-cell>
        </table:table-row>
        <table:table-row table:style-name="ro1">
          <table:table-cell table:formula="of:=[.A125]+([.$B$4])/180*PI()" office:value-type="float" office:value="10.2974425867665" calcext:value-type="float">
            <text:p>10.2974425867665</text:p>
          </table:table-cell>
          <table:table-cell table:formula="of:=SIN([.A126])" office:value-type="float" office:value="-0.766044443118972" calcext:value-type="float">
            <text:p>-0.766044443118972</text:p>
          </table:table-cell>
        </table:table-row>
        <table:table-row table:style-name="ro1">
          <table:table-cell table:formula="of:=[.A126]+([.$B$4])/180*PI()" office:value-type="float" office:value="10.3847090493663" calcext:value-type="float">
            <text:p>10.3847090493663</text:p>
          </table:table-cell>
          <table:table-cell table:formula="of:=SIN([.A127])" office:value-type="float" office:value="-0.819152044288986" calcext:value-type="float">
            <text:p>-0.819152044288986</text:p>
          </table:table-cell>
        </table:table-row>
        <table:table-row table:style-name="ro1">
          <table:table-cell table:formula="of:=[.A127]+([.$B$4])/180*PI()" office:value-type="float" office:value="10.471975511966" calcext:value-type="float">
            <text:p>10.471975511966</text:p>
          </table:table-cell>
          <table:table-cell table:formula="of:=SIN([.A128])" office:value-type="float" office:value="-0.866025403784433" calcext:value-type="float">
            <text:p>-0.866025403784433</text:p>
          </table:table-cell>
        </table:table-row>
        <table:table-row table:style-name="ro1">
          <table:table-cell table:formula="of:=[.A128]+([.$B$4])/180*PI()" office:value-type="float" office:value="10.5592419745657" calcext:value-type="float">
            <text:p>10.5592419745657</text:p>
          </table:table-cell>
          <table:table-cell table:formula="of:=SIN([.A129])" office:value-type="float" office:value="-0.906307787036646" calcext:value-type="float">
            <text:p>-0.906307787036646</text:p>
          </table:table-cell>
        </table:table-row>
        <table:table-row table:style-name="ro1">
          <table:table-cell table:formula="of:=[.A129]+([.$B$4])/180*PI()" office:value-type="float" office:value="10.6465084371654" calcext:value-type="float">
            <text:p>10.6465084371654</text:p>
          </table:table-cell>
          <table:table-cell table:formula="of:=SIN([.A130])" office:value-type="float" office:value="-0.939692620785905" calcext:value-type="float">
            <text:p>-0.939692620785905</text:p>
          </table:table-cell>
        </table:table-row>
        <table:table-row table:style-name="ro1">
          <table:table-cell table:formula="of:=[.A130]+([.$B$4])/180*PI()" office:value-type="float" office:value="10.7337748997651" calcext:value-type="float">
            <text:p>10.7337748997651</text:p>
          </table:table-cell>
          <table:table-cell table:formula="of:=SIN([.A131])" office:value-type="float" office:value="-0.965925826289066" calcext:value-type="float">
            <text:p>-0.965925826289066</text:p>
          </table:table-cell>
        </table:table-row>
        <table:table-row table:style-name="ro1">
          <table:table-cell table:formula="of:=[.A131]+([.$B$4])/180*PI()" office:value-type="float" office:value="10.8210413623648" calcext:value-type="float">
            <text:p>10.8210413623648</text:p>
          </table:table-cell>
          <table:table-cell table:formula="of:=SIN([.A132])" office:value-type="float" office:value="-0.984807753012206" calcext:value-type="float">
            <text:p>-0.984807753012206</text:p>
          </table:table-cell>
        </table:table-row>
        <table:table-row table:style-name="ro1">
          <table:table-cell table:formula="of:=[.A132]+([.$B$4])/180*PI()" office:value-type="float" office:value="10.9083078249645" calcext:value-type="float">
            <text:p>10.9083078249645</text:p>
          </table:table-cell>
          <table:table-cell table:formula="of:=SIN([.A133])" office:value-type="float" office:value="-0.996194698091745" calcext:value-type="float">
            <text:p>-0.996194698091745</text:p>
          </table:table-cell>
        </table:table-row>
        <table:table-row table:style-name="ro1">
          <table:table-cell table:formula="of:=[.A133]+([.$B$4])/180*PI()" office:value-type="float" office:value="10.9955742875643" calcext:value-type="float">
            <text:p>10.9955742875643</text:p>
          </table:table-cell>
          <table:table-cell table:formula="of:=SIN([.A134])" office:value-type="float" office:value="-1" calcext:value-type="float">
            <text:p>-1</text:p>
          </table:table-cell>
        </table:table-row>
        <table:table-row table:style-name="ro1">
          <table:table-cell table:formula="of:=[.A134]+([.$B$4])/180*PI()" office:value-type="float" office:value="11.082840750164" calcext:value-type="float">
            <text:p>11.082840750164</text:p>
          </table:table-cell>
          <table:table-cell table:formula="of:=SIN([.A135])" office:value-type="float" office:value="-0.996194698091747" calcext:value-type="float">
            <text:p>-0.996194698091747</text:p>
          </table:table-cell>
        </table:table-row>
        <table:table-row table:style-name="ro1">
          <table:table-cell table:formula="of:=[.A135]+([.$B$4])/180*PI()" office:value-type="float" office:value="11.1701072127637" calcext:value-type="float">
            <text:p>11.1701072127637</text:p>
          </table:table-cell>
          <table:table-cell table:formula="of:=SIN([.A136])" office:value-type="float" office:value="-0.98480775301221" calcext:value-type="float">
            <text:p>-0.98480775301221</text:p>
          </table:table-cell>
        </table:table-row>
        <table:table-row table:style-name="ro1">
          <table:table-cell table:formula="of:=[.A136]+([.$B$4])/180*PI()" office:value-type="float" office:value="11.2573736753634" calcext:value-type="float">
            <text:p>11.2573736753634</text:p>
          </table:table-cell>
          <table:table-cell table:formula="of:=SIN([.A137])" office:value-type="float" office:value="-0.965925826289071" calcext:value-type="float">
            <text:p>-0.965925826289071</text:p>
          </table:table-cell>
        </table:table-row>
        <table:table-row table:style-name="ro1">
          <table:table-cell table:formula="of:=[.A137]+([.$B$4])/180*PI()" office:value-type="float" office:value="11.3446401379631" calcext:value-type="float">
            <text:p>11.3446401379631</text:p>
          </table:table-cell>
          <table:table-cell table:formula="of:=SIN([.A138])" office:value-type="float" office:value="-0.939692620785912" calcext:value-type="float">
            <text:p>-0.939692620785912</text:p>
          </table:table-cell>
        </table:table-row>
        <table:table-row table:style-name="ro1">
          <table:table-cell table:formula="of:=[.A138]+([.$B$4])/180*PI()" office:value-type="float" office:value="11.4319066005628" calcext:value-type="float">
            <text:p>11.4319066005628</text:p>
          </table:table-cell>
          <table:table-cell table:formula="of:=SIN([.A139])" office:value-type="float" office:value="-0.906307787036655" calcext:value-type="float">
            <text:p>-0.906307787036655</text:p>
          </table:table-cell>
        </table:table-row>
        <table:table-row table:style-name="ro1">
          <table:table-cell table:formula="of:=[.A139]+([.$B$4])/180*PI()" office:value-type="float" office:value="11.5191730631626" calcext:value-type="float">
            <text:p>11.5191730631626</text:p>
          </table:table-cell>
          <table:table-cell table:formula="of:=SIN([.A140])" office:value-type="float" office:value="-0.866025403784445" calcext:value-type="float">
            <text:p>-0.866025403784445</text:p>
          </table:table-cell>
        </table:table-row>
        <table:table-row table:style-name="ro1">
          <table:table-cell table:formula="of:=[.A140]+([.$B$4])/180*PI()" office:value-type="float" office:value="11.6064395257623" calcext:value-type="float">
            <text:p>11.6064395257623</text:p>
          </table:table-cell>
          <table:table-cell table:formula="of:=SIN([.A141])" office:value-type="float" office:value="-0.819152044288999" calcext:value-type="float">
            <text:p>-0.819152044288999</text:p>
          </table:table-cell>
        </table:table-row>
        <table:table-row table:style-name="ro1">
          <table:table-cell table:formula="of:=[.A141]+([.$B$4])/180*PI()" office:value-type="float" office:value="11.693705988362" calcext:value-type="float">
            <text:p>11.693705988362</text:p>
          </table:table-cell>
          <table:table-cell table:formula="of:=SIN([.A142])" office:value-type="float" office:value="-0.766044443118986" calcext:value-type="float">
            <text:p>-0.766044443118986</text:p>
          </table:table-cell>
        </table:table-row>
        <table:table-row table:style-name="ro1">
          <table:table-cell table:formula="of:=[.A142]+([.$B$4])/180*PI()" office:value-type="float" office:value="11.7809724509617" calcext:value-type="float">
            <text:p>11.7809724509617</text:p>
          </table:table-cell>
          <table:table-cell table:formula="of:=SIN([.A143])" office:value-type="float" office:value="-0.707106781186556" calcext:value-type="float">
            <text:p>-0.707106781186556</text:p>
          </table:table-cell>
        </table:table-row>
        <table:table-row table:style-name="ro1">
          <table:table-cell table:formula="of:=[.A143]+([.$B$4])/180*PI()" office:value-type="float" office:value="11.8682389135614" calcext:value-type="float">
            <text:p>11.8682389135614</text:p>
          </table:table-cell>
          <table:table-cell table:formula="of:=SIN([.A144])" office:value-type="float" office:value="-0.642787609686549" calcext:value-type="float">
            <text:p>-0.642787609686549</text:p>
          </table:table-cell>
        </table:table-row>
        <table:table-row table:style-name="ro1">
          <table:table-cell table:formula="of:=[.A144]+([.$B$4])/180*PI()" office:value-type="float" office:value="11.9555053761611" calcext:value-type="float">
            <text:p>11.9555053761611</text:p>
          </table:table-cell>
          <table:table-cell table:formula="of:=SIN([.A145])" office:value-type="float" office:value="-0.573576436351056" calcext:value-type="float">
            <text:p>-0.573576436351056</text:p>
          </table:table-cell>
        </table:table-row>
        <table:table-row table:style-name="ro1">
          <table:table-cell table:formula="of:=[.A145]+([.$B$4])/180*PI()" office:value-type="float" office:value="12.0427718387609" calcext:value-type="float">
            <text:p>12.0427718387609</text:p>
          </table:table-cell>
          <table:table-cell table:formula="of:=SIN([.A146])" office:value-type="float" office:value="-0.500000000000011" calcext:value-type="float">
            <text:p>-0.500000000000011</text:p>
          </table:table-cell>
        </table:table-row>
        <table:table-row table:style-name="ro1">
          <table:table-cell table:formula="of:=[.A146]+([.$B$4])/180*PI()" office:value-type="float" office:value="12.1300383013606" calcext:value-type="float">
            <text:p>12.1300383013606</text:p>
          </table:table-cell>
          <table:table-cell table:formula="of:=SIN([.A147])" office:value-type="float" office:value="-0.422618261740711" calcext:value-type="float">
            <text:p>-0.422618261740711</text:p>
          </table:table-cell>
        </table:table-row>
        <table:table-row table:style-name="ro1">
          <table:table-cell table:formula="of:=[.A147]+([.$B$4])/180*PI()" office:value-type="float" office:value="12.2173047639603" calcext:value-type="float">
            <text:p>12.2173047639603</text:p>
          </table:table-cell>
          <table:table-cell table:formula="of:=SIN([.A148])" office:value-type="float" office:value="-0.342020143325681" calcext:value-type="float">
            <text:p>-0.342020143325681</text:p>
          </table:table-cell>
        </table:table-row>
        <table:table-row table:style-name="ro1">
          <table:table-cell table:formula="of:=[.A148]+([.$B$4])/180*PI()" office:value-type="float" office:value="12.30457122656" calcext:value-type="float">
            <text:p>12.30457122656</text:p>
          </table:table-cell>
          <table:table-cell table:formula="of:=SIN([.A149])" office:value-type="float" office:value="-0.258819045102533" calcext:value-type="float">
            <text:p>-0.258819045102533</text:p>
          </table:table-cell>
        </table:table-row>
        <table:table-row table:style-name="ro1">
          <table:table-cell table:formula="of:=[.A149]+([.$B$4])/180*PI()" office:value-type="float" office:value="12.3918376891597" calcext:value-type="float">
            <text:p>12.3918376891597</text:p>
          </table:table-cell>
          <table:table-cell table:formula="of:=SIN([.A150])" office:value-type="float" office:value="-0.173648177666943" calcext:value-type="float">
            <text:p>-0.173648177666943</text:p>
          </table:table-cell>
        </table:table-row>
        <table:table-row table:style-name="ro1">
          <table:table-cell table:formula="of:=[.A150]+([.$B$4])/180*PI()" office:value-type="float" office:value="12.4791041517594" calcext:value-type="float">
            <text:p>12.4791041517594</text:p>
          </table:table-cell>
          <table:table-cell table:formula="of:=SIN([.A151])" office:value-type="float" office:value="-0.087155742747671" calcext:value-type="float">
            <text:p>-0.087155742747671</text:p>
          </table:table-cell>
        </table:table-row>
        <table:table-row table:style-name="ro1">
          <table:table-cell table:formula="of:=[.A151]+([.$B$4])/180*PI()" office:value-type="float" office:value="12.5663706143592" calcext:value-type="float">
            <text:p>12.5663706143592</text:p>
          </table:table-cell>
          <table:table-cell table:formula="of:=SIN([.A152])" office:value-type="float" office:value="-0.0000000000000129243565954607" calcext:value-type="float">
            <text:p>-1.29243565954607E-14</text:p>
          </table:table-cell>
        </table:table-row>
        <table:table-row table:style-name="ro1">
          <table:table-cell table:formula="of:=[.A152]+([.$B$4])/180*PI()" office:value-type="float" office:value="12.6536370769589" calcext:value-type="float">
            <text:p>12.6536370769589</text:p>
          </table:table-cell>
          <table:table-cell table:formula="of:=SIN([.A153])" office:value-type="float" office:value="0.0871557427476452" calcext:value-type="float">
            <text:p>0.0871557427476452</text:p>
          </table:table-cell>
        </table:table-row>
        <table:table-row table:style-name="ro1">
          <table:table-cell table:formula="of:=[.A153]+([.$B$4])/180*PI()" office:value-type="float" office:value="12.7409035395586" calcext:value-type="float">
            <text:p>12.7409035395586</text:p>
          </table:table-cell>
          <table:table-cell table:formula="of:=SIN([.A154])" office:value-type="float" office:value="0.173648177666917" calcext:value-type="float">
            <text:p>0.173648177666917</text:p>
          </table:table-cell>
        </table:table-row>
        <table:table-row table:style-name="ro1">
          <table:table-cell table:formula="of:=[.A154]+([.$B$4])/180*PI()" office:value-type="float" office:value="12.8281700021583" calcext:value-type="float">
            <text:p>12.8281700021583</text:p>
          </table:table-cell>
          <table:table-cell table:formula="of:=SIN([.A155])" office:value-type="float" office:value="0.258819045102508" calcext:value-type="float">
            <text:p>0.258819045102508</text:p>
          </table:table-cell>
        </table:table-row>
        <table:table-row table:style-name="ro1">
          <table:table-cell table:formula="of:=[.A155]+([.$B$4])/180*PI()" office:value-type="float" office:value="12.915436464758" calcext:value-type="float">
            <text:p>12.915436464758</text:p>
          </table:table-cell>
          <table:table-cell table:formula="of:=SIN([.A156])" office:value-type="float" office:value="0.342020143325656" calcext:value-type="float">
            <text:p>0.342020143325656</text:p>
          </table:table-cell>
        </table:table-row>
        <table:table-row table:style-name="ro1">
          <table:table-cell table:formula="of:=[.A156]+([.$B$4])/180*PI()" office:value-type="float" office:value="13.0027029273577" calcext:value-type="float">
            <text:p>13.0027029273577</text:p>
          </table:table-cell>
          <table:table-cell table:formula="of:=SIN([.A157])" office:value-type="float" office:value="0.422618261740687" calcext:value-type="float">
            <text:p>0.422618261740687</text:p>
          </table:table-cell>
        </table:table-row>
        <table:table-row table:style-name="ro1">
          <table:table-cell table:formula="of:=[.A157]+([.$B$4])/180*PI()" office:value-type="float" office:value="13.0899693899575" calcext:value-type="float">
            <text:p>13.0899693899575</text:p>
          </table:table-cell>
          <table:table-cell table:formula="of:=SIN([.A158])" office:value-type="float" office:value="0.499999999999988" calcext:value-type="float">
            <text:p>0.499999999999988</text:p>
          </table:table-cell>
        </table:table-row>
        <table:table-row table:style-name="ro1">
          <table:table-cell table:formula="of:=[.A158]+([.$B$4])/180*PI()" office:value-type="float" office:value="13.1772358525572" calcext:value-type="float">
            <text:p>13.1772358525572</text:p>
          </table:table-cell>
          <table:table-cell table:formula="of:=SIN([.A159])" office:value-type="float" office:value="0.573576436351035" calcext:value-type="float">
            <text:p>0.573576436351035</text:p>
          </table:table-cell>
        </table:table-row>
        <table:table-row table:style-name="ro1">
          <table:table-cell table:formula="of:=[.A159]+([.$B$4])/180*PI()" office:value-type="float" office:value="13.2645023151569" calcext:value-type="float">
            <text:p>13.2645023151569</text:p>
          </table:table-cell>
          <table:table-cell table:formula="of:=SIN([.A160])" office:value-type="float" office:value="0.642787609686529" calcext:value-type="float">
            <text:p>0.642787609686529</text:p>
          </table:table-cell>
        </table:table-row>
        <table:table-row table:style-name="ro1">
          <table:table-cell table:formula="of:=[.A160]+([.$B$4])/180*PI()" office:value-type="float" office:value="13.3517687777566" calcext:value-type="float">
            <text:p>13.3517687777566</text:p>
          </table:table-cell>
          <table:table-cell table:formula="of:=SIN([.A161])" office:value-type="float" office:value="0.707106781186538" calcext:value-type="float">
            <text:p>0.707106781186538</text:p>
          </table:table-cell>
        </table:table-row>
        <table:table-row table:style-name="ro1">
          <table:table-cell table:formula="of:=[.A161]+([.$B$4])/180*PI()" office:value-type="float" office:value="13.4390352403563" calcext:value-type="float">
            <text:p>13.4390352403563</text:p>
          </table:table-cell>
          <table:table-cell table:formula="of:=SIN([.A162])" office:value-type="float" office:value="0.766044443118969" calcext:value-type="float">
            <text:p>0.766044443118969</text:p>
          </table:table-cell>
        </table:table-row>
        <table:table-row table:style-name="ro1">
          <table:table-cell table:formula="of:=[.A162]+([.$B$4])/180*PI()" office:value-type="float" office:value="13.526301702956" calcext:value-type="float">
            <text:p>13.526301702956</text:p>
          </table:table-cell>
          <table:table-cell table:formula="of:=SIN([.A163])" office:value-type="float" office:value="0.819152044288984" calcext:value-type="float">
            <text:p>0.819152044288984</text:p>
          </table:table-cell>
        </table:table-row>
        <table:table-row table:style-name="ro1">
          <table:table-cell table:formula="of:=[.A163]+([.$B$4])/180*PI()" office:value-type="float" office:value="13.6135681655558" calcext:value-type="float">
            <text:p>13.6135681655558</text:p>
          </table:table-cell>
          <table:table-cell table:formula="of:=SIN([.A164])" office:value-type="float" office:value="0.866025403784432" calcext:value-type="float">
            <text:p>0.866025403784432</text:p>
          </table:table-cell>
        </table:table-row>
        <table:table-row table:style-name="ro1">
          <table:table-cell table:formula="of:=[.A164]+([.$B$4])/180*PI()" office:value-type="float" office:value="13.7008346281555" calcext:value-type="float">
            <text:p>13.7008346281555</text:p>
          </table:table-cell>
          <table:table-cell table:formula="of:=SIN([.A165])" office:value-type="float" office:value="0.906307787036644" calcext:value-type="float">
            <text:p>0.906307787036644</text:p>
          </table:table-cell>
        </table:table-row>
        <table:table-row table:style-name="ro1">
          <table:table-cell table:formula="of:=[.A165]+([.$B$4])/180*PI()" office:value-type="float" office:value="13.7881010907552" calcext:value-type="float">
            <text:p>13.7881010907552</text:p>
          </table:table-cell>
          <table:table-cell table:formula="of:=SIN([.A166])" office:value-type="float" office:value="0.939692620785903" calcext:value-type="float">
            <text:p>0.939692620785903</text:p>
          </table:table-cell>
        </table:table-row>
        <table:table-row table:style-name="ro1">
          <table:table-cell table:formula="of:=[.A166]+([.$B$4])/180*PI()" office:value-type="float" office:value="13.8753675533549" calcext:value-type="float">
            <text:p>13.8753675533549</text:p>
          </table:table-cell>
          <table:table-cell table:formula="of:=SIN([.A167])" office:value-type="float" office:value="0.965925826289065" calcext:value-type="float">
            <text:p>0.9659258262890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7">0000/00/00</text:date>, <text:time style:data-style-name="N2" text:time-value="23:55:16.56604191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7T23:32:01.616767812</meta:creation-date>
    <dc:date>2024-12-07T23:55:33.256781560</dc:date>
    <meta:editing-duration>PT3M28S</meta:editing-duration>
    <meta:editing-cycles>3</meta:editing-cycles>
    <meta:generator>LibreOffice/24.2.6.2$Linux_X86_64 LibreOffice_project/420$Build-2</meta:generator>
    <meta:document-statistic meta:table-count="1" meta:cell-count="32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fals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end" chart:tick-mark-position="at-axis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20pt" style:font-size-asian="9pt" style:font-size-complex="9pt"/>
    </style:style>
    <style:style style:name="ch5" style:family="chart" style:data-style-name="N0">
      <style:chart-properties chart:display-label="false" chart:tick-marks-major-inner="false" chart:tick-marks-major-outer="false" chart:logarithmic="false" chart:origin="0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476cm" svg:height="10.758cm" xlink:href=".." xlink:type="simple" chart:class="chart:line" chart:style-name="ch1">
        <chart:plot-area chart:style-name="ch2" table:cell-range-address="Sheet1.A7:Sheet1.B167" chart:data-source-has-labels="both" svg:x="2.363cm" svg:y="0.208cm" svg:width="15.201cm" svg:height="8.398cm">
          <chart:coordinate-region svg:x="2.363cm" svg:y="0.208cm" svg:width="15.201cm" svg:height="8.398cm"/>
          <chart:axis chart:dimension="x" chart:name="primary-x" chart:style-name="ch3" chartooo:axis-type="text">
            <chart:title svg:x="17.955cm" svg:y="4.097cm" chart:style-name="ch4">
              <text:p>T</text:p>
            </chart:title>
            <chart:categories table:cell-range-address="Sheet1.A8:Sheet1.A167"/>
          </chart:axis>
          <chart:axis chart:dimension="y" chart:name="primary-y" chart:style-name="ch5"/>
          <chart:series chart:style-name="ch6" chart:values-cell-range-address="Sheet1.B8:Sheet1.B167" chart:label-cell-address="Sheet1.B7:Sheet1.B7" chart:class="chart:line">
            <chart:data-point chart:repeated="1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</text:p>
                <draw:g>
                  <svg:desc>Sheet1.B7:Sheet1.B7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8:Sheet1.A167</svg:desc>
                </draw:g>
              </table:table-cell>
              <table:table-cell office:value-type="float" office:value="0">
                <text:p>0</text:p>
                <draw:g>
                  <svg:desc>Sheet1.B8:Sheet1.B167</svg:desc>
                </draw:g>
              </table:table-cell>
            </table:table-row>
            <table:table-row>
              <table:table-cell office:value-type="float" office:value="0.0872664625997165">
                <text:p>0.0872664625997165</text:p>
              </table:table-cell>
              <table:table-cell office:value-type="float" office:value="0.0871557427476582">
                <text:p>0.0871557427476582</text:p>
              </table:table-cell>
            </table:table-row>
            <table:table-row>
              <table:table-cell office:value-type="float" office:value="0.174532925199433">
                <text:p>0.174532925199433</text:p>
              </table:table-cell>
              <table:table-cell office:value-type="float" office:value="0.17364817766693">
                <text:p>0.17364817766693</text:p>
              </table:table-cell>
            </table:table-row>
            <table:table-row>
              <table:table-cell office:value-type="float" office:value="0.261799387799149">
                <text:p>0.261799387799149</text:p>
              </table:table-cell>
              <table:table-cell office:value-type="float" office:value="0.258819045102521">
                <text:p>0.258819045102521</text:p>
              </table:table-cell>
            </table:table-row>
            <table:table-row>
              <table:table-cell office:value-type="float" office:value="0.349065850398866">
                <text:p>0.349065850398866</text:p>
              </table:table-cell>
              <table:table-cell office:value-type="float" office:value="0.342020143325669">
                <text:p>0.342020143325669</text:p>
              </table:table-cell>
            </table:table-row>
            <table:table-row>
              <table:table-cell office:value-type="float" office:value="0.436332312998582">
                <text:p>0.436332312998582</text:p>
              </table:table-cell>
              <table:table-cell office:value-type="float" office:value="0.422618261740699">
                <text:p>0.422618261740699</text:p>
              </table:table-cell>
            </table:table-row>
            <table:table-row>
              <table:table-cell office:value-type="float" office:value="0.523598775598299">
                <text:p>0.52359877559829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610865238198015">
                <text:p>0.610865238198015</text:p>
              </table:table-cell>
              <table:table-cell office:value-type="float" office:value="0.573576436351046">
                <text:p>0.573576436351046</text:p>
              </table:table-cell>
            </table:table-row>
            <table:table-row>
              <table:table-cell office:value-type="float" office:value="0.698131700797732">
                <text:p>0.698131700797732</text:p>
              </table:table-cell>
              <table:table-cell office:value-type="float" office:value="0.642787609686539">
                <text:p>0.642787609686539</text:p>
              </table:table-cell>
            </table:table-row>
            <table:table-row>
              <table:table-cell office:value-type="float" office:value="0.785398163397448">
                <text:p>0.785398163397448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float" office:value="0.872664625997165">
                <text:p>0.872664625997165</text:p>
              </table:table-cell>
              <table:table-cell office:value-type="float" office:value="0.766044443118978">
                <text:p>0.766044443118978</text:p>
              </table:table-cell>
            </table:table-row>
            <table:table-row>
              <table:table-cell office:value-type="float" office:value="0.959931088596881">
                <text:p>0.959931088596881</text:p>
              </table:table-cell>
              <table:table-cell office:value-type="float" office:value="0.819152044288992">
                <text:p>0.819152044288992</text:p>
              </table:table-cell>
            </table:table-row>
            <table:table-row>
              <table:table-cell office:value-type="float" office:value="1.0471975511966">
                <text:p>1.0471975511966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float" office:value="1.13446401379631">
                <text:p>1.13446401379631</text:p>
              </table:table-cell>
              <table:table-cell office:value-type="float" office:value="0.90630778703665">
                <text:p>0.90630778703665</text:p>
              </table:table-cell>
            </table:table-row>
            <table:table-row>
              <table:table-cell office:value-type="float" office:value="1.22173047639603">
                <text:p>1.22173047639603</text:p>
              </table:table-cell>
              <table:table-cell office:value-type="float" office:value="0.939692620785908">
                <text:p>0.939692620785908</text:p>
              </table:table-cell>
            </table:table-row>
            <table:table-row>
              <table:table-cell office:value-type="float" office:value="1.30899693899575">
                <text:p>1.30899693899575</text:p>
              </table:table-cell>
              <table:table-cell office:value-type="float" office:value="0.965925826289068">
                <text:p>0.965925826289068</text:p>
              </table:table-cell>
            </table:table-row>
            <table:table-row>
              <table:table-cell office:value-type="float" office:value="1.39626340159546">
                <text:p>1.39626340159546</text:p>
              </table:table-cell>
              <table:table-cell office:value-type="float" office:value="0.984807753012208">
                <text:p>0.984807753012208</text:p>
              </table:table-cell>
            </table:table-row>
            <table:table-row>
              <table:table-cell office:value-type="float" office:value="1.48352986419518">
                <text:p>1.48352986419518</text:p>
              </table:table-cell>
              <table:table-cell office:value-type="float" office:value="0.996194698091745">
                <text:p>0.996194698091745</text:p>
              </table:table-cell>
            </table:table-row>
            <table:table-row>
              <table:table-cell office:value-type="float" office:value="1.5707963267949">
                <text:p>1.57079632679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65806278939461">
                <text:p>1.65806278939461</text:p>
              </table:table-cell>
              <table:table-cell office:value-type="float" office:value="0.996194698091746">
                <text:p>0.996194698091746</text:p>
              </table:table-cell>
            </table:table-row>
            <table:table-row>
              <table:table-cell office:value-type="float" office:value="1.74532925199433">
                <text:p>1.74532925199433</text:p>
              </table:table-cell>
              <table:table-cell office:value-type="float" office:value="0.984807753012208">
                <text:p>0.984807753012208</text:p>
              </table:table-cell>
            </table:table-row>
            <table:table-row>
              <table:table-cell office:value-type="float" office:value="1.83259571459405">
                <text:p>1.83259571459405</text:p>
              </table:table-cell>
              <table:table-cell office:value-type="float" office:value="0.965925826289069">
                <text:p>0.965925826289069</text:p>
              </table:table-cell>
            </table:table-row>
            <table:table-row>
              <table:table-cell office:value-type="float" office:value="1.91986217719376">
                <text:p>1.91986217719376</text:p>
              </table:table-cell>
              <table:table-cell office:value-type="float" office:value="0.939692620785909">
                <text:p>0.939692620785909</text:p>
              </table:table-cell>
            </table:table-row>
            <table:table-row>
              <table:table-cell office:value-type="float" office:value="2.00712863979348">
                <text:p>2.00712863979348</text:p>
              </table:table-cell>
              <table:table-cell office:value-type="float" office:value="0.90630778703665">
                <text:p>0.90630778703665</text:p>
              </table:table-cell>
            </table:table-row>
            <table:table-row>
              <table:table-cell office:value-type="float" office:value="2.09439510239319">
                <text:p>2.09439510239319</text:p>
              </table:table-cell>
              <table:table-cell office:value-type="float" office:value="0.866025403784439">
                <text:p>0.866025403784439</text:p>
              </table:table-cell>
            </table:table-row>
            <table:table-row>
              <table:table-cell office:value-type="float" office:value="2.18166156499291">
                <text:p>2.18166156499291</text:p>
              </table:table-cell>
              <table:table-cell office:value-type="float" office:value="0.819152044288993">
                <text:p>0.819152044288993</text:p>
              </table:table-cell>
            </table:table-row>
            <table:table-row>
              <table:table-cell office:value-type="float" office:value="2.26892802759263">
                <text:p>2.26892802759263</text:p>
              </table:table-cell>
              <table:table-cell office:value-type="float" office:value="0.766044443118979">
                <text:p>0.766044443118979</text:p>
              </table:table-cell>
            </table:table-row>
            <table:table-row>
              <table:table-cell office:value-type="float" office:value="2.35619449019234">
                <text:p>2.35619449019234</text:p>
              </table:table-cell>
              <table:table-cell office:value-type="float" office:value="0.707106781186549">
                <text:p>0.707106781186549</text:p>
              </table:table-cell>
            </table:table-row>
            <table:table-row>
              <table:table-cell office:value-type="float" office:value="2.44346095279206">
                <text:p>2.44346095279206</text:p>
              </table:table-cell>
              <table:table-cell office:value-type="float" office:value="0.642787609686541">
                <text:p>0.642787609686541</text:p>
              </table:table-cell>
            </table:table-row>
            <table:table-row>
              <table:table-cell office:value-type="float" office:value="2.53072741539178">
                <text:p>2.53072741539178</text:p>
              </table:table-cell>
              <table:table-cell office:value-type="float" office:value="0.573576436351047">
                <text:p>0.573576436351047</text:p>
              </table:table-cell>
            </table:table-row>
            <table:table-row>
              <table:table-cell office:value-type="float" office:value="2.61799387799149">
                <text:p>2.61799387799149</text:p>
              </table:table-cell>
              <table:table-cell office:value-type="float" office:value="0.500000000000001">
                <text:p>0.500000000000001</text:p>
              </table:table-cell>
            </table:table-row>
            <table:table-row>
              <table:table-cell office:value-type="float" office:value="2.70526034059121">
                <text:p>2.70526034059121</text:p>
              </table:table-cell>
              <table:table-cell office:value-type="float" office:value="0.422618261740701">
                <text:p>0.422618261740701</text:p>
              </table:table-cell>
            </table:table-row>
            <table:table-row>
              <table:table-cell office:value-type="float" office:value="2.79252680319093">
                <text:p>2.79252680319093</text:p>
              </table:table-cell>
              <table:table-cell office:value-type="float" office:value="0.342020143325671">
                <text:p>0.342020143325671</text:p>
              </table:table-cell>
            </table:table-row>
            <table:table-row>
              <table:table-cell office:value-type="float" office:value="2.87979326579064">
                <text:p>2.87979326579064</text:p>
              </table:table-cell>
              <table:table-cell office:value-type="float" office:value="0.258819045102523">
                <text:p>0.258819045102523</text:p>
              </table:table-cell>
            </table:table-row>
            <table:table-row>
              <table:table-cell office:value-type="float" office:value="2.96705972839036">
                <text:p>2.96705972839036</text:p>
              </table:table-cell>
              <table:table-cell office:value-type="float" office:value="0.173648177666932">
                <text:p>0.173648177666932</text:p>
              </table:table-cell>
            </table:table-row>
            <table:table-row>
              <table:table-cell office:value-type="float" office:value="3.05432619099007">
                <text:p>3.05432619099007</text:p>
              </table:table-cell>
              <table:table-cell office:value-type="float" office:value="0.0871557427476604">
                <text:p>0.0871557427476604</text:p>
              </table:table-cell>
            </table:table-row>
            <table:table-row>
              <table:table-cell office:value-type="float" office:value="3.14159265358979">
                <text:p>3.14159265358979</text:p>
              </table:table-cell>
              <table:table-cell office:value-type="float" office:value="2.34291072916505E-015">
                <text:p>2.34291072916505E-015</text:p>
              </table:table-cell>
            </table:table-row>
            <table:table-row>
              <table:table-cell office:value-type="float" office:value="3.22885911618951">
                <text:p>3.22885911618951</text:p>
              </table:table-cell>
              <table:table-cell office:value-type="float" office:value="-0.0871557427476557">
                <text:p>-0.0871557427476557</text:p>
              </table:table-cell>
            </table:table-row>
            <table:table-row>
              <table:table-cell office:value-type="float" office:value="3.31612557878922">
                <text:p>3.31612557878922</text:p>
              </table:table-cell>
              <table:table-cell office:value-type="float" office:value="-0.173648177666928">
                <text:p>-0.173648177666928</text:p>
              </table:table-cell>
            </table:table-row>
            <table:table-row>
              <table:table-cell office:value-type="float" office:value="3.40339204138894">
                <text:p>3.40339204138894</text:p>
              </table:table-cell>
              <table:table-cell office:value-type="float" office:value="-0.258819045102518">
                <text:p>-0.258819045102518</text:p>
              </table:table-cell>
            </table:table-row>
            <table:table-row>
              <table:table-cell office:value-type="float" office:value="3.49065850398866">
                <text:p>3.49065850398866</text:p>
              </table:table-cell>
              <table:table-cell office:value-type="float" office:value="-0.342020143325666">
                <text:p>-0.342020143325666</text:p>
              </table:table-cell>
            </table:table-row>
            <table:table-row>
              <table:table-cell office:value-type="float" office:value="3.57792496658837">
                <text:p>3.57792496658837</text:p>
              </table:table-cell>
              <table:table-cell office:value-type="float" office:value="-0.422618261740697">
                <text:p>-0.422618261740697</text:p>
              </table:table-cell>
            </table:table-row>
            <table:table-row>
              <table:table-cell office:value-type="float" office:value="3.66519142918809">
                <text:p>3.66519142918809</text:p>
              </table:table-cell>
              <table:table-cell office:value-type="float" office:value="-0.499999999999997">
                <text:p>-0.499999999999997</text:p>
              </table:table-cell>
            </table:table-row>
            <table:table-row>
              <table:table-cell office:value-type="float" office:value="3.75245789178781">
                <text:p>3.75245789178781</text:p>
              </table:table-cell>
              <table:table-cell office:value-type="float" office:value="-0.573576436351044">
                <text:p>-0.573576436351044</text:p>
              </table:table-cell>
            </table:table-row>
            <table:table-row>
              <table:table-cell office:value-type="float" office:value="3.83972435438752">
                <text:p>3.83972435438752</text:p>
              </table:table-cell>
              <table:table-cell office:value-type="float" office:value="-0.642787609686537">
                <text:p>-0.642787609686537</text:p>
              </table:table-cell>
            </table:table-row>
            <table:table-row>
              <table:table-cell office:value-type="float" office:value="3.92699081698724">
                <text:p>3.92699081698724</text:p>
              </table:table-cell>
              <table:table-cell office:value-type="float" office:value="-0.707106781186545">
                <text:p>-0.707106781186545</text:p>
              </table:table-cell>
            </table:table-row>
            <table:table-row>
              <table:table-cell office:value-type="float" office:value="4.01425727958696">
                <text:p>4.01425727958696</text:p>
              </table:table-cell>
              <table:table-cell office:value-type="float" office:value="-0.766044443118976">
                <text:p>-0.766044443118976</text:p>
              </table:table-cell>
            </table:table-row>
            <table:table-row>
              <table:table-cell office:value-type="float" office:value="4.10152374218667">
                <text:p>4.10152374218667</text:p>
              </table:table-cell>
              <table:table-cell office:value-type="float" office:value="-0.81915204428899">
                <text:p>-0.81915204428899</text:p>
              </table:table-cell>
            </table:table-row>
            <table:table-row>
              <table:table-cell office:value-type="float" office:value="4.18879020478639">
                <text:p>4.18879020478639</text:p>
              </table:table-cell>
              <table:table-cell office:value-type="float" office:value="-0.866025403784437">
                <text:p>-0.866025403784437</text:p>
              </table:table-cell>
            </table:table-row>
            <table:table-row>
              <table:table-cell office:value-type="float" office:value="4.2760566673861">
                <text:p>4.2760566673861</text:p>
              </table:table-cell>
              <table:table-cell office:value-type="float" office:value="-0.906307787036649">
                <text:p>-0.906307787036649</text:p>
              </table:table-cell>
            </table:table-row>
            <table:table-row>
              <table:table-cell office:value-type="float" office:value="4.36332312998582">
                <text:p>4.36332312998582</text:p>
              </table:table-cell>
              <table:table-cell office:value-type="float" office:value="-0.939692620785907">
                <text:p>-0.939692620785907</text:p>
              </table:table-cell>
            </table:table-row>
            <table:table-row>
              <table:table-cell office:value-type="float" office:value="4.45058959258554">
                <text:p>4.45058959258554</text:p>
              </table:table-cell>
              <table:table-cell office:value-type="float" office:value="-0.965925826289067">
                <text:p>-0.965925826289067</text:p>
              </table:table-cell>
            </table:table-row>
            <table:table-row>
              <table:table-cell office:value-type="float" office:value="4.53785605518525">
                <text:p>4.53785605518525</text:p>
              </table:table-cell>
              <table:table-cell office:value-type="float" office:value="-0.984807753012208">
                <text:p>-0.984807753012208</text:p>
              </table:table-cell>
            </table:table-row>
            <table:table-row>
              <table:table-cell office:value-type="float" office:value="4.62512251778497">
                <text:p>4.62512251778497</text:p>
              </table:table-cell>
              <table:table-cell office:value-type="float" office:value="-0.996194698091745">
                <text:p>-0.996194698091745</text:p>
              </table:table-cell>
            </table:table-row>
            <table:table-row>
              <table:table-cell office:value-type="float" office:value="4.71238898038469">
                <text:p>4.7123889803846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.7996554429844">
                <text:p>4.7996554429844</text:p>
              </table:table-cell>
              <table:table-cell office:value-type="float" office:value="-0.996194698091746">
                <text:p>-0.996194698091746</text:p>
              </table:table-cell>
            </table:table-row>
            <table:table-row>
              <table:table-cell office:value-type="float" office:value="4.88692190558412">
                <text:p>4.88692190558412</text:p>
              </table:table-cell>
              <table:table-cell office:value-type="float" office:value="-0.984807753012209">
                <text:p>-0.984807753012209</text:p>
              </table:table-cell>
            </table:table-row>
            <table:table-row>
              <table:table-cell office:value-type="float" office:value="4.97418836818384">
                <text:p>4.97418836818384</text:p>
              </table:table-cell>
              <table:table-cell office:value-type="float" office:value="-0.965925826289069">
                <text:p>-0.965925826289069</text:p>
              </table:table-cell>
            </table:table-row>
            <table:table-row>
              <table:table-cell office:value-type="float" office:value="5.06145483078355">
                <text:p>5.06145483078355</text:p>
              </table:table-cell>
              <table:table-cell office:value-type="float" office:value="-0.93969262078591">
                <text:p>-0.93969262078591</text:p>
              </table:table-cell>
            </table:table-row>
            <table:table-row>
              <table:table-cell office:value-type="float" office:value="5.14872129338327">
                <text:p>5.14872129338327</text:p>
              </table:table-cell>
              <table:table-cell office:value-type="float" office:value="-0.906307787036652">
                <text:p>-0.906307787036652</text:p>
              </table:table-cell>
            </table:table-row>
            <table:table-row>
              <table:table-cell office:value-type="float" office:value="5.23598775598298">
                <text:p>5.23598775598298</text:p>
              </table:table-cell>
              <table:table-cell office:value-type="float" office:value="-0.866025403784441">
                <text:p>-0.866025403784441</text:p>
              </table:table-cell>
            </table:table-row>
            <table:table-row>
              <table:table-cell office:value-type="float" office:value="5.3232542185827">
                <text:p>5.3232542185827</text:p>
              </table:table-cell>
              <table:table-cell office:value-type="float" office:value="-0.819152044288994">
                <text:p>-0.819152044288994</text:p>
              </table:table-cell>
            </table:table-row>
            <table:table-row>
              <table:table-cell office:value-type="float" office:value="5.41052068118242">
                <text:p>5.41052068118242</text:p>
              </table:table-cell>
              <table:table-cell office:value-type="float" office:value="-0.766044443118981">
                <text:p>-0.766044443118981</text:p>
              </table:table-cell>
            </table:table-row>
            <table:table-row>
              <table:table-cell office:value-type="float" office:value="5.49778714378213">
                <text:p>5.49778714378213</text:p>
              </table:table-cell>
              <table:table-cell office:value-type="float" office:value="-0.707106781186551">
                <text:p>-0.707106781186551</text:p>
              </table:table-cell>
            </table:table-row>
            <table:table-row>
              <table:table-cell office:value-type="float" office:value="5.58505360638185">
                <text:p>5.58505360638185</text:p>
              </table:table-cell>
              <table:table-cell office:value-type="float" office:value="-0.642787609686543">
                <text:p>-0.642787609686543</text:p>
              </table:table-cell>
            </table:table-row>
            <table:table-row>
              <table:table-cell office:value-type="float" office:value="5.67232006898157">
                <text:p>5.67232006898157</text:p>
              </table:table-cell>
              <table:table-cell office:value-type="float" office:value="-0.57357643635105">
                <text:p>-0.57357643635105</text:p>
              </table:table-cell>
            </table:table-row>
            <table:table-row>
              <table:table-cell office:value-type="float" office:value="5.75958653158128">
                <text:p>5.75958653158128</text:p>
              </table:table-cell>
              <table:table-cell office:value-type="float" office:value="-0.500000000000004">
                <text:p>-0.500000000000004</text:p>
              </table:table-cell>
            </table:table-row>
            <table:table-row>
              <table:table-cell office:value-type="float" office:value="5.846852994181">
                <text:p>5.846852994181</text:p>
              </table:table-cell>
              <table:table-cell office:value-type="float" office:value="-0.422618261740704">
                <text:p>-0.422618261740704</text:p>
              </table:table-cell>
            </table:table-row>
            <table:table-row>
              <table:table-cell office:value-type="float" office:value="5.93411945678072">
                <text:p>5.93411945678072</text:p>
              </table:table-cell>
              <table:table-cell office:value-type="float" office:value="-0.342020143325674">
                <text:p>-0.342020143325674</text:p>
              </table:table-cell>
            </table:table-row>
            <table:table-row>
              <table:table-cell office:value-type="float" office:value="6.02138591938043">
                <text:p>6.02138591938043</text:p>
              </table:table-cell>
              <table:table-cell office:value-type="float" office:value="-0.258819045102526">
                <text:p>-0.258819045102526</text:p>
              </table:table-cell>
            </table:table-row>
            <table:table-row>
              <table:table-cell office:value-type="float" office:value="6.10865238198015">
                <text:p>6.10865238198015</text:p>
              </table:table-cell>
              <table:table-cell office:value-type="float" office:value="-0.173648177666936">
                <text:p>-0.173648177666936</text:p>
              </table:table-cell>
            </table:table-row>
            <table:table-row>
              <table:table-cell office:value-type="float" office:value="6.19591884457986">
                <text:p>6.19591884457986</text:p>
              </table:table-cell>
              <table:table-cell office:value-type="float" office:value="-0.0871557427476636">
                <text:p>-0.0871557427476636</text:p>
              </table:table-cell>
            </table:table-row>
            <table:table-row>
              <table:table-cell office:value-type="float" office:value="6.28318530717958">
                <text:p>6.28318530717958</text:p>
              </table:table-cell>
              <table:table-cell office:value-type="float" office:value="-5.57399987803022E-015">
                <text:p>-5.57399987803022E-015</text:p>
              </table:table-cell>
            </table:table-row>
            <table:table-row>
              <table:table-cell office:value-type="float" office:value="6.3704517697793">
                <text:p>6.3704517697793</text:p>
              </table:table-cell>
              <table:table-cell office:value-type="float" office:value="0.0871557427476525">
                <text:p>0.0871557427476525</text:p>
              </table:table-cell>
            </table:table-row>
            <table:table-row>
              <table:table-cell office:value-type="float" office:value="6.45771823237901">
                <text:p>6.45771823237901</text:p>
              </table:table-cell>
              <table:table-cell office:value-type="float" office:value="0.173648177666925">
                <text:p>0.173648177666925</text:p>
              </table:table-cell>
            </table:table-row>
            <table:table-row>
              <table:table-cell office:value-type="float" office:value="6.54498469497873">
                <text:p>6.54498469497873</text:p>
              </table:table-cell>
              <table:table-cell office:value-type="float" office:value="0.258819045102515">
                <text:p>0.258819045102515</text:p>
              </table:table-cell>
            </table:table-row>
            <table:table-row>
              <table:table-cell office:value-type="float" office:value="6.63225115757845">
                <text:p>6.63225115757845</text:p>
              </table:table-cell>
              <table:table-cell office:value-type="float" office:value="0.342020143325663">
                <text:p>0.342020143325663</text:p>
              </table:table-cell>
            </table:table-row>
            <table:table-row>
              <table:table-cell office:value-type="float" office:value="6.71951762017816">
                <text:p>6.71951762017816</text:p>
              </table:table-cell>
              <table:table-cell office:value-type="float" office:value="0.422618261740694">
                <text:p>0.422618261740694</text:p>
              </table:table-cell>
            </table:table-row>
            <table:table-row>
              <table:table-cell office:value-type="float" office:value="6.80678408277788">
                <text:p>6.80678408277788</text:p>
              </table:table-cell>
              <table:table-cell office:value-type="float" office:value="0.499999999999995">
                <text:p>0.499999999999995</text:p>
              </table:table-cell>
            </table:table-row>
            <table:table-row>
              <table:table-cell office:value-type="float" office:value="6.8940505453776">
                <text:p>6.8940505453776</text:p>
              </table:table-cell>
              <table:table-cell office:value-type="float" office:value="0.573576436351041">
                <text:p>0.573576436351041</text:p>
              </table:table-cell>
            </table:table-row>
            <table:table-row>
              <table:table-cell office:value-type="float" office:value="6.98131700797731">
                <text:p>6.98131700797731</text:p>
              </table:table-cell>
              <table:table-cell office:value-type="float" office:value="0.642787609686535">
                <text:p>0.642787609686535</text:p>
              </table:table-cell>
            </table:table-row>
            <table:table-row>
              <table:table-cell office:value-type="float" office:value="7.06858347057703">
                <text:p>7.06858347057703</text:p>
              </table:table-cell>
              <table:table-cell office:value-type="float" office:value="0.707106781186543">
                <text:p>0.707106781186543</text:p>
              </table:table-cell>
            </table:table-row>
            <table:table-row>
              <table:table-cell office:value-type="float" office:value="7.15584993317675">
                <text:p>7.15584993317675</text:p>
              </table:table-cell>
              <table:table-cell office:value-type="float" office:value="0.766044443118974">
                <text:p>0.766044443118974</text:p>
              </table:table-cell>
            </table:table-row>
            <table:table-row>
              <table:table-cell office:value-type="float" office:value="7.24311639577646">
                <text:p>7.24311639577646</text:p>
              </table:table-cell>
              <table:table-cell office:value-type="float" office:value="0.819152044288988">
                <text:p>0.819152044288988</text:p>
              </table:table-cell>
            </table:table-row>
            <table:table-row>
              <table:table-cell office:value-type="float" office:value="7.33038285837618">
                <text:p>7.33038285837618</text:p>
              </table:table-cell>
              <table:table-cell office:value-type="float" office:value="0.866025403784435">
                <text:p>0.866025403784435</text:p>
              </table:table-cell>
            </table:table-row>
            <table:table-row>
              <table:table-cell office:value-type="float" office:value="7.41764932097589">
                <text:p>7.41764932097589</text:p>
              </table:table-cell>
              <table:table-cell office:value-type="float" office:value="0.906307787036647">
                <text:p>0.906307787036647</text:p>
              </table:table-cell>
            </table:table-row>
            <table:table-row>
              <table:table-cell office:value-type="float" office:value="7.50491578357561">
                <text:p>7.50491578357561</text:p>
              </table:table-cell>
              <table:table-cell office:value-type="float" office:value="0.939692620785906">
                <text:p>0.939692620785906</text:p>
              </table:table-cell>
            </table:table-row>
            <table:table-row>
              <table:table-cell office:value-type="float" office:value="7.59218224617533">
                <text:p>7.59218224617533</text:p>
              </table:table-cell>
              <table:table-cell office:value-type="float" office:value="0.965925826289066">
                <text:p>0.965925826289066</text:p>
              </table:table-cell>
            </table:table-row>
            <table:table-row>
              <table:table-cell office:value-type="float" office:value="7.67944870877504">
                <text:p>7.67944870877504</text:p>
              </table:table-cell>
              <table:table-cell office:value-type="float" office:value="0.984807753012207">
                <text:p>0.984807753012207</text:p>
              </table:table-cell>
            </table:table-row>
            <table:table-row>
              <table:table-cell office:value-type="float" office:value="7.76671517137476">
                <text:p>7.76671517137476</text:p>
              </table:table-cell>
              <table:table-cell office:value-type="float" office:value="0.996194698091745">
                <text:p>0.996194698091745</text:p>
              </table:table-cell>
            </table:table-row>
            <table:table-row>
              <table:table-cell office:value-type="float" office:value="7.85398163397448">
                <text:p>7.853981633974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.94124809657419">
                <text:p>7.94124809657419</text:p>
              </table:table-cell>
              <table:table-cell office:value-type="float" office:value="0.996194698091746">
                <text:p>0.996194698091746</text:p>
              </table:table-cell>
            </table:table-row>
            <table:table-row>
              <table:table-cell office:value-type="float" office:value="8.02851455917391">
                <text:p>8.02851455917391</text:p>
              </table:table-cell>
              <table:table-cell office:value-type="float" office:value="0.984807753012209">
                <text:p>0.984807753012209</text:p>
              </table:table-cell>
            </table:table-row>
            <table:table-row>
              <table:table-cell office:value-type="float" office:value="8.11578102177363">
                <text:p>8.11578102177363</text:p>
              </table:table-cell>
              <table:table-cell office:value-type="float" office:value="0.96592582628907">
                <text:p>0.96592582628907</text:p>
              </table:table-cell>
            </table:table-row>
            <table:table-row>
              <table:table-cell office:value-type="float" office:value="8.20304748437334">
                <text:p>8.20304748437334</text:p>
              </table:table-cell>
              <table:table-cell office:value-type="float" office:value="0.939692620785911">
                <text:p>0.939692620785911</text:p>
              </table:table-cell>
            </table:table-row>
            <table:table-row>
              <table:table-cell office:value-type="float" office:value="8.29031394697306">
                <text:p>8.29031394697306</text:p>
              </table:table-cell>
              <table:table-cell office:value-type="float" office:value="0.906307787036653">
                <text:p>0.906307787036653</text:p>
              </table:table-cell>
            </table:table-row>
            <table:table-row>
              <table:table-cell office:value-type="float" office:value="8.37758040957277">
                <text:p>8.37758040957277</text:p>
              </table:table-cell>
              <table:table-cell office:value-type="float" office:value="0.866025403784443">
                <text:p>0.866025403784443</text:p>
              </table:table-cell>
            </table:table-row>
            <table:table-row>
              <table:table-cell office:value-type="float" office:value="8.46484687217249">
                <text:p>8.46484687217249</text:p>
              </table:table-cell>
              <table:table-cell office:value-type="float" office:value="0.819152044288997">
                <text:p>0.819152044288997</text:p>
              </table:table-cell>
            </table:table-row>
            <table:table-row>
              <table:table-cell office:value-type="float" office:value="8.55211333477221">
                <text:p>8.55211333477221</text:p>
              </table:table-cell>
              <table:table-cell office:value-type="float" office:value="0.766044443118983">
                <text:p>0.766044443118983</text:p>
              </table:table-cell>
            </table:table-row>
            <table:table-row>
              <table:table-cell office:value-type="float" office:value="8.63937979737192">
                <text:p>8.63937979737192</text:p>
              </table:table-cell>
              <table:table-cell office:value-type="float" office:value="0.707106781186554">
                <text:p>0.707106781186554</text:p>
              </table:table-cell>
            </table:table-row>
            <table:table-row>
              <table:table-cell office:value-type="float" office:value="8.72664625997164">
                <text:p>8.72664625997164</text:p>
              </table:table-cell>
              <table:table-cell office:value-type="float" office:value="0.642787609686546">
                <text:p>0.642787609686546</text:p>
              </table:table-cell>
            </table:table-row>
            <table:table-row>
              <table:table-cell office:value-type="float" office:value="8.81391272257136">
                <text:p>8.81391272257136</text:p>
              </table:table-cell>
              <table:table-cell office:value-type="float" office:value="0.573576436351053">
                <text:p>0.573576436351053</text:p>
              </table:table-cell>
            </table:table-row>
            <table:table-row>
              <table:table-cell office:value-type="float" office:value="8.90117918517107">
                <text:p>8.90117918517107</text:p>
              </table:table-cell>
              <table:table-cell office:value-type="float" office:value="0.500000000000007">
                <text:p>0.500000000000007</text:p>
              </table:table-cell>
            </table:table-row>
            <table:table-row>
              <table:table-cell office:value-type="float" office:value="8.98844564777079">
                <text:p>8.98844564777079</text:p>
              </table:table-cell>
              <table:table-cell office:value-type="float" office:value="0.422618261740707">
                <text:p>0.422618261740707</text:p>
              </table:table-cell>
            </table:table-row>
            <table:table-row>
              <table:table-cell office:value-type="float" office:value="9.07571211037051">
                <text:p>9.07571211037051</text:p>
              </table:table-cell>
              <table:table-cell office:value-type="float" office:value="0.342020143325677">
                <text:p>0.342020143325677</text:p>
              </table:table-cell>
            </table:table-row>
            <table:table-row>
              <table:table-cell office:value-type="float" office:value="9.16297857297022">
                <text:p>9.16297857297022</text:p>
              </table:table-cell>
              <table:table-cell office:value-type="float" office:value="0.258819045102529">
                <text:p>0.258819045102529</text:p>
              </table:table-cell>
            </table:table-row>
            <table:table-row>
              <table:table-cell office:value-type="float" office:value="9.25024503556994">
                <text:p>9.25024503556994</text:p>
              </table:table-cell>
              <table:table-cell office:value-type="float" office:value="0.173648177666939">
                <text:p>0.173648177666939</text:p>
              </table:table-cell>
            </table:table-row>
            <table:table-row>
              <table:table-cell office:value-type="float" office:value="9.33751149816965">
                <text:p>9.33751149816965</text:p>
              </table:table-cell>
              <table:table-cell office:value-type="float" office:value="0.0871557427476673">
                <text:p>0.0871557427476673</text:p>
              </table:table-cell>
            </table:table-row>
            <table:table-row>
              <table:table-cell office:value-type="float" office:value="9.42477796076937">
                <text:p>9.42477796076937</text:p>
              </table:table-cell>
              <table:table-cell office:value-type="float" office:value="9.24917823674546E-015">
                <text:p>9.24917823674546E-015</text:p>
              </table:table-cell>
            </table:table-row>
            <table:table-row>
              <table:table-cell office:value-type="float" office:value="9.51204442336909">
                <text:p>9.51204442336909</text:p>
              </table:table-cell>
              <table:table-cell office:value-type="float" office:value="-0.0871557427476489">
                <text:p>-0.0871557427476489</text:p>
              </table:table-cell>
            </table:table-row>
            <table:table-row>
              <table:table-cell office:value-type="float" office:value="9.5993108859688">
                <text:p>9.5993108859688</text:p>
              </table:table-cell>
              <table:table-cell office:value-type="float" office:value="-0.173648177666921">
                <text:p>-0.173648177666921</text:p>
              </table:table-cell>
            </table:table-row>
            <table:table-row>
              <table:table-cell office:value-type="float" office:value="9.68657734856852">
                <text:p>9.68657734856852</text:p>
              </table:table-cell>
              <table:table-cell office:value-type="float" office:value="-0.258819045102512">
                <text:p>-0.258819045102512</text:p>
              </table:table-cell>
            </table:table-row>
            <table:table-row>
              <table:table-cell office:value-type="float" office:value="9.77384381116824">
                <text:p>9.77384381116824</text:p>
              </table:table-cell>
              <table:table-cell office:value-type="float" office:value="-0.34202014332566">
                <text:p>-0.34202014332566</text:p>
              </table:table-cell>
            </table:table-row>
            <table:table-row>
              <table:table-cell office:value-type="float" office:value="9.86111027376795">
                <text:p>9.86111027376795</text:p>
              </table:table-cell>
              <table:table-cell office:value-type="float" office:value="-0.422618261740691">
                <text:p>-0.422618261740691</text:p>
              </table:table-cell>
            </table:table-row>
            <table:table-row>
              <table:table-cell office:value-type="float" office:value="9.94837673636767">
                <text:p>9.94837673636767</text:p>
              </table:table-cell>
              <table:table-cell office:value-type="float" office:value="-0.499999999999991">
                <text:p>-0.499999999999991</text:p>
              </table:table-cell>
            </table:table-row>
            <table:table-row>
              <table:table-cell office:value-type="float" office:value="10.0356431989674">
                <text:p>10.0356431989674</text:p>
              </table:table-cell>
              <table:table-cell office:value-type="float" office:value="-0.573576436351038">
                <text:p>-0.573576436351038</text:p>
              </table:table-cell>
            </table:table-row>
            <table:table-row>
              <table:table-cell office:value-type="float" office:value="10.1229096615671">
                <text:p>10.1229096615671</text:p>
              </table:table-cell>
              <table:table-cell office:value-type="float" office:value="-0.642787609686532">
                <text:p>-0.642787609686532</text:p>
              </table:table-cell>
            </table:table-row>
            <table:table-row>
              <table:table-cell office:value-type="float" office:value="10.2101761241668">
                <text:p>10.2101761241668</text:p>
              </table:table-cell>
              <table:table-cell office:value-type="float" office:value="-0.70710678118654">
                <text:p>-0.70710678118654</text:p>
              </table:table-cell>
            </table:table-row>
            <table:table-row>
              <table:table-cell office:value-type="float" office:value="10.2974425867665">
                <text:p>10.2974425867665</text:p>
              </table:table-cell>
              <table:table-cell office:value-type="float" office:value="-0.766044443118972">
                <text:p>-0.766044443118972</text:p>
              </table:table-cell>
            </table:table-row>
            <table:table-row>
              <table:table-cell office:value-type="float" office:value="10.3847090493663">
                <text:p>10.3847090493663</text:p>
              </table:table-cell>
              <table:table-cell office:value-type="float" office:value="-0.819152044288986">
                <text:p>-0.819152044288986</text:p>
              </table:table-cell>
            </table:table-row>
            <table:table-row>
              <table:table-cell office:value-type="float" office:value="10.471975511966">
                <text:p>10.471975511966</text:p>
              </table:table-cell>
              <table:table-cell office:value-type="float" office:value="-0.866025403784433">
                <text:p>-0.866025403784433</text:p>
              </table:table-cell>
            </table:table-row>
            <table:table-row>
              <table:table-cell office:value-type="float" office:value="10.5592419745657">
                <text:p>10.5592419745657</text:p>
              </table:table-cell>
              <table:table-cell office:value-type="float" office:value="-0.906307787036646">
                <text:p>-0.906307787036646</text:p>
              </table:table-cell>
            </table:table-row>
            <table:table-row>
              <table:table-cell office:value-type="float" office:value="10.6465084371654">
                <text:p>10.6465084371654</text:p>
              </table:table-cell>
              <table:table-cell office:value-type="float" office:value="-0.939692620785905">
                <text:p>-0.939692620785905</text:p>
              </table:table-cell>
            </table:table-row>
            <table:table-row>
              <table:table-cell office:value-type="float" office:value="10.7337748997651">
                <text:p>10.7337748997651</text:p>
              </table:table-cell>
              <table:table-cell office:value-type="float" office:value="-0.965925826289066">
                <text:p>-0.965925826289066</text:p>
              </table:table-cell>
            </table:table-row>
            <table:table-row>
              <table:table-cell office:value-type="float" office:value="10.8210413623648">
                <text:p>10.8210413623648</text:p>
              </table:table-cell>
              <table:table-cell office:value-type="float" office:value="-0.984807753012206">
                <text:p>-0.984807753012206</text:p>
              </table:table-cell>
            </table:table-row>
            <table:table-row>
              <table:table-cell office:value-type="float" office:value="10.9083078249645">
                <text:p>10.9083078249645</text:p>
              </table:table-cell>
              <table:table-cell office:value-type="float" office:value="-0.996194698091745">
                <text:p>-0.996194698091745</text:p>
              </table:table-cell>
            </table:table-row>
            <table:table-row>
              <table:table-cell office:value-type="float" office:value="10.9955742875643">
                <text:p>10.99557428756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11.082840750164">
                <text:p>11.082840750164</text:p>
              </table:table-cell>
              <table:table-cell office:value-type="float" office:value="-0.996194698091747">
                <text:p>-0.996194698091747</text:p>
              </table:table-cell>
            </table:table-row>
            <table:table-row>
              <table:table-cell office:value-type="float" office:value="11.1701072127637">
                <text:p>11.1701072127637</text:p>
              </table:table-cell>
              <table:table-cell office:value-type="float" office:value="-0.98480775301221">
                <text:p>-0.98480775301221</text:p>
              </table:table-cell>
            </table:table-row>
            <table:table-row>
              <table:table-cell office:value-type="float" office:value="11.2573736753634">
                <text:p>11.2573736753634</text:p>
              </table:table-cell>
              <table:table-cell office:value-type="float" office:value="-0.965925826289071">
                <text:p>-0.965925826289071</text:p>
              </table:table-cell>
            </table:table-row>
            <table:table-row>
              <table:table-cell office:value-type="float" office:value="11.3446401379631">
                <text:p>11.3446401379631</text:p>
              </table:table-cell>
              <table:table-cell office:value-type="float" office:value="-0.939692620785912">
                <text:p>-0.939692620785912</text:p>
              </table:table-cell>
            </table:table-row>
            <table:table-row>
              <table:table-cell office:value-type="float" office:value="11.4319066005628">
                <text:p>11.4319066005628</text:p>
              </table:table-cell>
              <table:table-cell office:value-type="float" office:value="-0.906307787036655">
                <text:p>-0.906307787036655</text:p>
              </table:table-cell>
            </table:table-row>
            <table:table-row>
              <table:table-cell office:value-type="float" office:value="11.5191730631626">
                <text:p>11.5191730631626</text:p>
              </table:table-cell>
              <table:table-cell office:value-type="float" office:value="-0.866025403784445">
                <text:p>-0.866025403784445</text:p>
              </table:table-cell>
            </table:table-row>
            <table:table-row>
              <table:table-cell office:value-type="float" office:value="11.6064395257623">
                <text:p>11.6064395257623</text:p>
              </table:table-cell>
              <table:table-cell office:value-type="float" office:value="-0.819152044288999">
                <text:p>-0.819152044288999</text:p>
              </table:table-cell>
            </table:table-row>
            <table:table-row>
              <table:table-cell office:value-type="float" office:value="11.693705988362">
                <text:p>11.693705988362</text:p>
              </table:table-cell>
              <table:table-cell office:value-type="float" office:value="-0.766044443118986">
                <text:p>-0.766044443118986</text:p>
              </table:table-cell>
            </table:table-row>
            <table:table-row>
              <table:table-cell office:value-type="float" office:value="11.7809724509617">
                <text:p>11.7809724509617</text:p>
              </table:table-cell>
              <table:table-cell office:value-type="float" office:value="-0.707106781186556">
                <text:p>-0.707106781186556</text:p>
              </table:table-cell>
            </table:table-row>
            <table:table-row>
              <table:table-cell office:value-type="float" office:value="11.8682389135614">
                <text:p>11.8682389135614</text:p>
              </table:table-cell>
              <table:table-cell office:value-type="float" office:value="-0.642787609686549">
                <text:p>-0.642787609686549</text:p>
              </table:table-cell>
            </table:table-row>
            <table:table-row>
              <table:table-cell office:value-type="float" office:value="11.9555053761611">
                <text:p>11.9555053761611</text:p>
              </table:table-cell>
              <table:table-cell office:value-type="float" office:value="-0.573576436351056">
                <text:p>-0.573576436351056</text:p>
              </table:table-cell>
            </table:table-row>
            <table:table-row>
              <table:table-cell office:value-type="float" office:value="12.0427718387609">
                <text:p>12.0427718387609</text:p>
              </table:table-cell>
              <table:table-cell office:value-type="float" office:value="-0.500000000000011">
                <text:p>-0.500000000000011</text:p>
              </table:table-cell>
            </table:table-row>
            <table:table-row>
              <table:table-cell office:value-type="float" office:value="12.1300383013606">
                <text:p>12.1300383013606</text:p>
              </table:table-cell>
              <table:table-cell office:value-type="float" office:value="-0.422618261740711">
                <text:p>-0.422618261740711</text:p>
              </table:table-cell>
            </table:table-row>
            <table:table-row>
              <table:table-cell office:value-type="float" office:value="12.2173047639603">
                <text:p>12.2173047639603</text:p>
              </table:table-cell>
              <table:table-cell office:value-type="float" office:value="-0.342020143325681">
                <text:p>-0.342020143325681</text:p>
              </table:table-cell>
            </table:table-row>
            <table:table-row>
              <table:table-cell office:value-type="float" office:value="12.30457122656">
                <text:p>12.30457122656</text:p>
              </table:table-cell>
              <table:table-cell office:value-type="float" office:value="-0.258819045102533">
                <text:p>-0.258819045102533</text:p>
              </table:table-cell>
            </table:table-row>
            <table:table-row>
              <table:table-cell office:value-type="float" office:value="12.3918376891597">
                <text:p>12.3918376891597</text:p>
              </table:table-cell>
              <table:table-cell office:value-type="float" office:value="-0.173648177666943">
                <text:p>-0.173648177666943</text:p>
              </table:table-cell>
            </table:table-row>
            <table:table-row>
              <table:table-cell office:value-type="float" office:value="12.4791041517594">
                <text:p>12.4791041517594</text:p>
              </table:table-cell>
              <table:table-cell office:value-type="float" office:value="-0.087155742747671">
                <text:p>-0.087155742747671</text:p>
              </table:table-cell>
            </table:table-row>
            <table:table-row>
              <table:table-cell office:value-type="float" office:value="12.5663706143592">
                <text:p>12.5663706143592</text:p>
              </table:table-cell>
              <table:table-cell office:value-type="float" office:value="-0.0000000000000129243565954607">
                <text:p>-0.0000000000000129243565954607</text:p>
              </table:table-cell>
            </table:table-row>
            <table:table-row>
              <table:table-cell office:value-type="float" office:value="12.6536370769589">
                <text:p>12.6536370769589</text:p>
              </table:table-cell>
              <table:table-cell office:value-type="float" office:value="0.0871557427476452">
                <text:p>0.0871557427476452</text:p>
              </table:table-cell>
            </table:table-row>
            <table:table-row>
              <table:table-cell office:value-type="float" office:value="12.7409035395586">
                <text:p>12.7409035395586</text:p>
              </table:table-cell>
              <table:table-cell office:value-type="float" office:value="0.173648177666917">
                <text:p>0.173648177666917</text:p>
              </table:table-cell>
            </table:table-row>
            <table:table-row>
              <table:table-cell office:value-type="float" office:value="12.8281700021583">
                <text:p>12.8281700021583</text:p>
              </table:table-cell>
              <table:table-cell office:value-type="float" office:value="0.258819045102508">
                <text:p>0.258819045102508</text:p>
              </table:table-cell>
            </table:table-row>
            <table:table-row>
              <table:table-cell office:value-type="float" office:value="12.915436464758">
                <text:p>12.915436464758</text:p>
              </table:table-cell>
              <table:table-cell office:value-type="float" office:value="0.342020143325656">
                <text:p>0.342020143325656</text:p>
              </table:table-cell>
            </table:table-row>
            <table:table-row>
              <table:table-cell office:value-type="float" office:value="13.0027029273577">
                <text:p>13.0027029273577</text:p>
              </table:table-cell>
              <table:table-cell office:value-type="float" office:value="0.422618261740687">
                <text:p>0.422618261740687</text:p>
              </table:table-cell>
            </table:table-row>
            <table:table-row>
              <table:table-cell office:value-type="float" office:value="13.0899693899575">
                <text:p>13.0899693899575</text:p>
              </table:table-cell>
              <table:table-cell office:value-type="float" office:value="0.499999999999988">
                <text:p>0.499999999999988</text:p>
              </table:table-cell>
            </table:table-row>
            <table:table-row>
              <table:table-cell office:value-type="float" office:value="13.1772358525572">
                <text:p>13.1772358525572</text:p>
              </table:table-cell>
              <table:table-cell office:value-type="float" office:value="0.573576436351035">
                <text:p>0.573576436351035</text:p>
              </table:table-cell>
            </table:table-row>
            <table:table-row>
              <table:table-cell office:value-type="float" office:value="13.2645023151569">
                <text:p>13.2645023151569</text:p>
              </table:table-cell>
              <table:table-cell office:value-type="float" office:value="0.642787609686529">
                <text:p>0.642787609686529</text:p>
              </table:table-cell>
            </table:table-row>
            <table:table-row>
              <table:table-cell office:value-type="float" office:value="13.3517687777566">
                <text:p>13.3517687777566</text:p>
              </table:table-cell>
              <table:table-cell office:value-type="float" office:value="0.707106781186538">
                <text:p>0.707106781186538</text:p>
              </table:table-cell>
            </table:table-row>
            <table:table-row>
              <table:table-cell office:value-type="float" office:value="13.4390352403563">
                <text:p>13.4390352403563</text:p>
              </table:table-cell>
              <table:table-cell office:value-type="float" office:value="0.766044443118969">
                <text:p>0.766044443118969</text:p>
              </table:table-cell>
            </table:table-row>
            <table:table-row>
              <table:table-cell office:value-type="float" office:value="13.526301702956">
                <text:p>13.526301702956</text:p>
              </table:table-cell>
              <table:table-cell office:value-type="float" office:value="0.819152044288984">
                <text:p>0.819152044288984</text:p>
              </table:table-cell>
            </table:table-row>
            <table:table-row>
              <table:table-cell office:value-type="float" office:value="13.6135681655558">
                <text:p>13.6135681655558</text:p>
              </table:table-cell>
              <table:table-cell office:value-type="float" office:value="0.866025403784432">
                <text:p>0.866025403784432</text:p>
              </table:table-cell>
            </table:table-row>
            <table:table-row>
              <table:table-cell office:value-type="float" office:value="13.7008346281555">
                <text:p>13.7008346281555</text:p>
              </table:table-cell>
              <table:table-cell office:value-type="float" office:value="0.906307787036644">
                <text:p>0.906307787036644</text:p>
              </table:table-cell>
            </table:table-row>
            <table:table-row>
              <table:table-cell office:value-type="float" office:value="13.7881010907552">
                <text:p>13.7881010907552</text:p>
              </table:table-cell>
              <table:table-cell office:value-type="float" office:value="0.939692620785903">
                <text:p>0.939692620785903</text:p>
              </table:table-cell>
            </table:table-row>
            <table:table-row>
              <table:table-cell office:value-type="float" office:value="13.8753675533549">
                <text:p>13.8753675533549</text:p>
              </table:table-cell>
              <table:table-cell office:value-type="float" office:value="0.965925826289065">
                <text:p>0.9659258262890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